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 Mono CJK TC Regular" svg:font-family="'Noto Sans Mono CJK TC Regular'" style:font-family-generic="swiss"/>
    <style:font-face style:name="Source Han Sans" svg:font-family="'Source Han Sans'" style:font-family-generic="swiss"/>
    <style:font-face style:name="Arial" svg:font-family="Arial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style:font-size-asian="7pt" style:font-size-complex="8pt"/>
    </style:style>
    <style:style style:name="P2" style:family="paragraph" style:parent-style-name="Standard">
      <style:text-properties fo:color="#4d4d4c" style:font-name="Noto Sans Mono CJK TC Regular" fo:font-size="10pt" style:font-size-asian="10pt" fo:background-color="#ffffff"/>
    </style:style>
    <style:style style:name="P3" style:family="paragraph" style:parent-style-name="Standard">
      <style:text-properties officeooo:paragraph-rsid="00130a73"/>
    </style:style>
    <style:style style:name="P4" style:family="paragraph" style:parent-style-name="Standard" style:master-page-name="Standard">
      <style:paragraph-properties style:page-number="auto"/>
      <style:text-properties fo:color="#000000" fo:font-size="12pt" fo:font-weight="bold" officeooo:paragraph-rsid="00130a73" fo:background-color="#cccccc" style:font-size-asian="12pt" style:font-weight-asian="bold" style:font-size-complex="12pt" style:font-weight-complex="bold"/>
    </style:style>
    <style:style style:name="T1" style:family="text">
      <style:text-properties fo:color="#f5871f" style:font-name="Noto Sans Mono CJK TC Regular" fo:font-size="10pt" style:font-size-asian="10pt" fo:background-color="#ffffff"/>
    </style:style>
    <style:style style:name="T2" style:family="text">
      <style:text-properties fo:color="#f5871f" style:font-name="Noto Sans Mono CJK TC Regular" fo:font-size="10pt" officeooo:rsid="00130a73" style:font-size-asian="10pt" fo:background-color="#ffffff"/>
    </style:style>
    <style:style style:name="T3" style:family="text">
      <style:text-properties fo:color="#8e908c" style:font-name="Noto Sans Mono CJK TC Regular" fo:font-size="10pt" style:font-size-asian="10pt" fo:background-color="#ffffff"/>
    </style:style>
    <style:style style:name="T4" style:family="text">
      <style:text-properties fo:color="#8959a8" style:font-name="Noto Sans Mono CJK TC Regular" fo:font-size="10pt" style:font-size-asian="10pt" fo:background-color="#ffffff"/>
    </style:style>
    <style:style style:name="T5" style:family="text">
      <style:text-properties fo:color="#4d4d4c" style:font-name="Noto Sans Mono CJK TC Regular" fo:font-size="10pt" style:font-size-asian="10pt" fo:background-color="#ffffff"/>
    </style:style>
    <style:style style:name="T6" style:family="text">
      <style:text-properties fo:color="#3e999f" style:font-name="Noto Sans Mono CJK TC Regular" fo:font-size="10pt" style:font-size-asian="10pt" fo:background-color="#ffffff"/>
    </style:style>
    <style:style style:name="T7" style:family="text">
      <style:text-properties fo:color="#4271ae" style:font-name="Noto Sans Mono CJK TC Regular" fo:font-size="10pt" style:font-size-asian="10pt" fo:background-color="#ffffff"/>
    </style:style>
    <style:style style:name="T8" style:family="text">
      <style:text-properties fo:color="#c82829" style:font-name="Noto Sans Mono CJK TC Regular" fo:font-size="10pt" style:font-size-asian="10pt" fo:background-color="#ffffff"/>
    </style:style>
    <style:style style:name="T9" style:family="text">
      <style:text-properties fo:color="#718c00" style:font-name="Noto Sans Mono CJK TC Regular" fo:font-size="10pt" style:font-size-asian="10pt" fo:background-color="#ffffff"/>
    </style:style>
    <style:style style:name="T10" style:family="text">
      <style:text-properties fo:color="#73ec0f" style:font-name="Noto Sans Mono CJK TC Regular" fo:font-size="10pt" style:font-size-asian="10pt" fo:background-color="#ffffff"/>
    </style:style>
    <style:style style:name="T11" style:family="text">
      <style:text-properties style:font-name="Noto Sans Mono CJK TC Regular" officeooo:rsid="00130a7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1">HTTPServer.c</text:span></text:p>
      <text:p text:style-name="P3"><text:span text:style-name="T2"/></text:p>
      <text:p text:style-name="P3"><text:span text:style-name="T1">#include &lt;stdio.h&gt; <text:s text:c="5"/></text:span><text:span text:style-name="T3">// I/O</text:span></text:p>
      <text:p text:style-name="Standard"><text:span text:style-name="T1">#include &lt;stdlib.h&gt; <text:s text:c="4"/></text:span><text:span text:style-name="T3">// C</text:span></text:p>
      <text:p text:style-name="Standard"><text:span text:style-name="T1">#include &lt;string.h&gt; <text:s text:c="4"/></text:span><text:span text:style-name="T3">// String processing</text:span></text:p>
      <text:p text:style-name="Standard"><text:span text:style-name="T1">#include &lt;signal.h&gt; <text:s text:c="4"/></text:span><text:span text:style-name="T3">// Signal: sigaction</text:span></text:p>
      <text:p text:style-name="Standard"><text:span text:style-name="T1">#include &lt;unistd.h&gt; <text:s text:c="4"/></text:span><text:span text:style-name="T3">// POSIX API, file, I/O, etc.</text:span></text:p>
      <text:p text:style-name="Standard"><text:span text:style-name="T1">#include &lt;errno.h&gt; <text:s text:c="5"/></text:span><text:span text:style-name="T3">// perror()</text:span></text:p>
      <text:p text:style-name="Standard"><text:span text:style-name="T1">#include &lt;pthread.h&gt; <text:s text:c="3"/></text:span><text:span text:style-name="T3">// pthread()</text:span></text:p>
      <text:p text:style-name="Standard"><text:span text:style-name="T1">#include &lt;sys/stat.h&gt; <text:s text:c="2"/></text:span><text:span text:style-name="T3">// stat()</text:span></text:p>
      <text:p text:style-name="Standard"><text:span text:style-name="T1">#include &lt;sys/types.h&gt; <text:s/></text:span><text:span text:style-name="T3">// fd_set, etc.</text:span></text:p>
      <text:p text:style-name="Standard"><text:span text:style-name="T1">#include &lt;sys/socket.h&gt; </text:span><text:span text:style-name="T3">// Socket: socket(), bind(), etc.</text:span></text:p>
      <text:p text:style-name="Standard"><text:span text:style-name="T1">#include &lt;arpa/inet.h&gt; <text:s/></text:span><text:span text:style-name="T3">// inet_ntoa(), etc.</text:span></text:p>
      <text:p text:style-name="Standard"><text:span text:style-name="T1">#include &lt;netinet/in.h&gt; </text:span><text:span text:style-name="T3">// struct sockaddr_in</text:span></text:p>
      <text:p text:style-name="Standard"><text:span text:style-name="T1">#include &lt;libgen.h&gt; <text:s text:c="4"/></text:span><text:span text:style-name="T3">// For basename() and dirname().</text:span></text:p>
      <text:p text:style-name="P2"/>
      <text:p text:style-name="Standard"><text:span text:style-name="T1">#include "ContentType.h"</text:span></text:p>
      <text:p text:style-name="P2"/>
      <text:p text:style-name="Standard"><text:span text:style-name="T1">#include "HTTPServer.h"</text:span></text:p>
      <text:p text:style-name="P2"/>
      <text:p text:style-name="Standard"><text:span text:style-name="T4">void</text:span><text:span text:style-name="T5"> PANIC</text:span><text:span text:style-name="T6">(</text:span><text:span text:style-name="T4">char</text:span><text:span text:style-name="T5"> </text:span><text:span text:style-name="T6">*</text:span><text:span text:style-name="T5">msg</text:span><text:span text:style-name="T6">);</text:span></text:p>
      <text:p text:style-name="Standard"><text:span text:style-name="T1">#define PANIC(msg){perror(msg);exit(-1);}</text:span></text:p>
      <text:p text:style-name="P2"/>
      <text:p text:style-name="P2"/>
      <text:p text:style-name="Standard"><text:span text:style-name="T1">#define DEFAULT_PORT 80</text:span></text:p>
      <text:p text:style-name="Standard"><text:span text:style-name="T1">#define PATH_SIZE 512</text:span></text:p>
      <text:p text:style-name="Standard"><text:span text:style-name="T1">#define RECEIVE_BUFFER_SIZE 2048</text:span></text:p>
      <text:p text:style-name="Standard"><text:span text:style-name="T1">#define SEND_BUFFER_SIZE 2048</text:span></text:p>
      <text:p text:style-name="Standard"><text:span text:style-name="T1">#define CONTENT_BUFFER_SIZE 1024</text:span></text:p>
      <text:p text:style-name="P2"/>
      <text:p text:style-name="Standard"><text:span text:style-name="T1">#define METHOD_GET 1</text:span></text:p>
      <text:p text:style-name="Standard"><text:span text:style-name="T1">#define BAD_REQUEST -1</text:span></text:p>
      <text:p text:style-name="P2"/>
      <text:p text:style-name="P2"/>
      <text:p text:style-name="Standard"><text:span text:style-name="T7">typedef</text:span><text:span text:style-name="T5"> </text:span><text:span text:style-name="T4">struct</text:span><text:span text:style-name="T5"> http_request </text:span><text:span text:style-name="T6">{</text:span></text:p>
      <text:p text:style-name="Standard"><text:span text:style-name="T5"><text:s text:c="4"/></text:span><text:span text:style-name="T4">char</text:span><text:span text:style-name="T5"> method</text:span><text:span text:style-name="T6">[</text:span><text:span text:style-name="T8">16</text:span><text:span text:style-name="T6">];</text:span><text:span text:style-name="T5"> <text:s text:c="7"/></text:span><text:span text:style-name="T3">// Request Method, Ex: get...</text:span></text:p>
      <text:p text:style-name="Standard"><text:span text:style-name="T5"><text:s text:c="4"/></text:span><text:span text:style-name="T4">char</text:span><text:span text:style-name="T5"> path</text:span><text:span text:style-name="T6">[</text:span><text:span text:style-name="T5">PATH_SIZE</text:span><text:span text:style-name="T6">];</text:span></text:p>
      <text:p text:style-name="Standard"><text:span text:style-name="T5"><text:s text:c="4"/></text:span><text:span text:style-name="T4">char</text:span><text:span text:style-name="T5"> prefix</text:span><text:span text:style-name="T6">[</text:span><text:span text:style-name="T8">16</text:span><text:span text:style-name="T6">];</text:span><text:span text:style-name="T5"> </text:span></text:p>
      <text:p text:style-name="Standard"><text:span text:style-name="T5"><text:s text:c="4"/></text:span></text:p>
      <text:p text:style-name="Standard"><text:span text:style-name="T5"><text:s text:c="4"/></text:span><text:span text:style-name="T4">int</text:span><text:span text:style-name="T5"> rangeflag</text:span><text:span text:style-name="T6">;</text:span><text:span text:style-name="T5"> <text:s text:c="9"/></text:span><text:span text:style-name="T3">// Flag</text:span></text:p>
      <text:p text:style-name="Standard"><text:span text:style-name="T5"><text:s text:c="4"/></text:span><text:span text:style-name="T4">long</text:span><text:span text:style-name="T5"> rangestart</text:span><text:span text:style-name="T6">;</text:span><text:span text:style-name="T5"> <text:s text:c="7"/></text:span><text:span text:style-name="T3">// The starting position of the data</text:span></text:p>
      <text:p text:style-name="Standard"><text:soft-page-break/><text:span text:style-name="T5"><text:s text:c="4"/></text:span><text:span text:style-name="T4">long</text:span><text:span text:style-name="T5"> rangeend</text:span><text:span text:style-name="T6">;</text:span><text:span text:style-name="T5"> <text:s text:c="9"/></text:span><text:span text:style-name="T3">// The end of the data</text:span></text:p>
      <text:p text:style-name="Standard"><text:span text:style-name="T5"><text:s text:c="4"/></text:span><text:span text:style-name="T4">long</text:span><text:span text:style-name="T5"> rangetotal</text:span><text:span text:style-name="T6">;</text:span><text:span text:style-name="T5"> <text:s text:c="7"/></text:span><text:span text:style-name="T3">// The total length of the data</text:span></text:p>
      <text:p text:style-name="P2"/>
      <text:p text:style-name="Standard"><text:span text:style-name="T5"><text:s text:c="4"/></text:span><text:span text:style-name="T4">int</text:span><text:span text:style-name="T5"> responsecode</text:span><text:span text:style-name="T6">;</text:span><text:span text:style-name="T5"> <text:s text:c="6"/></text:span><text:span text:style-name="T3">// State code</text:span></text:p>
      <text:p text:style-name="Standard"><text:span text:style-name="T6">}</text:span><text:span text:style-name="T5">HR</text:span><text:span text:style-name="T6">;</text:span></text:p>
      <text:p text:style-name="P2"/>
      <text:p text:style-name="P2"/>
      <text:p text:style-name="Standard"><text:span text:style-name="T4">void</text:span><text:span text:style-name="T6">*</text:span><text:span text:style-name="T5"> threadFunc</text:span><text:span text:style-name="T6">(</text:span><text:span text:style-name="T4">void</text:span><text:span text:style-name="T5"> </text:span><text:span text:style-name="T6">*</text:span><text:span text:style-name="T5">threadArgs</text:span><text:span text:style-name="T6">);</text:span></text:p>
      <text:p text:style-name="Standard"><text:span text:style-name="T4">int</text:span><text:span text:style-name="T5"> parseRequest</text:span><text:span text:style-name="T6">(</text:span><text:span text:style-name="T4">char</text:span><text:span text:style-name="T5"> </text:span><text:span text:style-name="T6">*</text:span><text:span text:style-name="T5">recvBuffer</text:span><text:span text:style-name="T6">,</text:span><text:span text:style-name="T5"> </text:span><text:span text:style-name="T4">struct</text:span><text:span text:style-name="T5"> http_request </text:span><text:span text:style-name="T6">*</text:span><text:span text:style-name="T5">httpRequest</text:span><text:span text:style-name="T6">);</text:span></text:p>
      <text:p text:style-name="Standard"><text:span text:style-name="T4">void</text:span><text:span text:style-name="T5"> methodGET</text:span><text:span text:style-name="T6">(</text:span><text:span text:style-name="T4">int</text:span><text:span text:style-name="T5"> clientfd</text:span><text:span text:style-name="T6">,</text:span><text:span text:style-name="T5"> </text:span><text:span text:style-name="T4">struct</text:span><text:span text:style-name="T5"> http_request </text:span><text:span text:style-name="T6">*</text:span><text:span text:style-name="T5">httpRequest</text:span><text:span text:style-name="T6">);</text:span></text:p>
      <text:p text:style-name="Standard"><text:span text:style-name="T4">void</text:span><text:span text:style-name="T5"> response</text:span><text:span text:style-name="T6">(</text:span><text:span text:style-name="T4">int</text:span><text:span text:style-name="T5"> clientfd</text:span><text:span text:style-name="T6">,</text:span><text:span text:style-name="T5"> </text:span><text:span text:style-name="T4">struct</text:span><text:span text:style-name="T5"> http_request </text:span><text:span text:style-name="T6">*</text:span><text:span text:style-name="T5">httpRequest</text:span><text:span text:style-name="T6">);</text:span></text:p>
      <text:p text:style-name="Standard"><text:span text:style-name="T4">int</text:span><text:span text:style-name="T5"> transferFile</text:span><text:span text:style-name="T6">(</text:span><text:span text:style-name="T4">int</text:span><text:span text:style-name="T5"> clientfd</text:span><text:span text:style-name="T6">,</text:span><text:span text:style-name="T5"> </text:span><text:span text:style-name="T4">FILE</text:span><text:span text:style-name="T5"> </text:span><text:span text:style-name="T6">*</text:span><text:span text:style-name="T5">fp</text:span><text:span text:style-name="T6">,</text:span><text:span text:style-name="T5"> </text:span></text:p>
      <text:p text:style-name="Standard"><text:span text:style-name="T5"><text:s text:c="17"/></text:span><text:span text:style-name="T4">int</text:span><text:span text:style-name="T5"> type</text:span><text:span text:style-name="T6">,</text:span><text:span text:style-name="T5"> </text:span><text:span text:style-name="T4">int</text:span><text:span text:style-name="T5"> rangestart</text:span><text:span text:style-name="T6">,</text:span><text:span text:style-name="T5"> </text:span><text:span text:style-name="T4">int</text:span><text:span text:style-name="T5"> totallength</text:span><text:span text:style-name="T6">);</text:span></text:p>
      <text:p text:style-name="Standard"><text:span text:style-name="T4">int</text:span><text:span text:style-name="T5"> sendData</text:span><text:span text:style-name="T6">(</text:span><text:span text:style-name="T4">int</text:span><text:span text:style-name="T5"> clientfd</text:span><text:span text:style-name="T6">,</text:span><text:span text:style-name="T5"> </text:span><text:span text:style-name="T4">char</text:span><text:span text:style-name="T5"> </text:span><text:span text:style-name="T6">*</text:span><text:span text:style-name="T5">buf</text:span><text:span text:style-name="T6">,</text:span><text:span text:style-name="T5"> </text:span><text:span text:style-name="T4">int</text:span><text:span text:style-name="T5"> length</text:span><text:span text:style-name="T6">);</text:span></text:p>
      <text:p text:style-name="P2"/>
      <text:p text:style-name="P2"/>
      <text:p text:style-name="Standard"><text:span text:style-name="T4">int</text:span><text:span text:style-name="T5"> main</text:span><text:span text:style-name="T6">(</text:span><text:span text:style-name="T4">int</text:span><text:span text:style-name="T5"> argc</text:span><text:span text:style-name="T6">,</text:span><text:span text:style-name="T5"> </text:span><text:span text:style-name="T4">char</text:span><text:span text:style-name="T5"> </text:span><text:span text:style-name="T6">*</text:span><text:span text:style-name="T5">argv</text:span><text:span text:style-name="T6">[])</text:span><text:span text:style-name="T5"> </text:span><text:span text:style-name="T6">{</text:span></text:p>
      <text:p text:style-name="Standard"><text:span text:style-name="T5"><text:s text:c="4"/></text:span><text:span text:style-name="T4">int</text:span><text:span text:style-name="T5"> port </text:span><text:span text:style-name="T6">=</text:span><text:span text:style-name="T5"> DEFAULT_PORT</text:span><text:span text:style-name="T6">;</text:span><text:span text:style-name="T5"> <text:s text:c="11"/></text:span><text:span text:style-name="T3">// Server port</text:span></text:p>
      <text:p text:style-name="Standard"><text:span text:style-name="T5"><text:s text:c="4"/></text:span><text:span text:style-name="T4">int</text:span><text:span text:style-name="T5"> sockfd</text:span><text:span text:style-name="T6">;</text:span><text:span text:style-name="T5"> <text:s text:c="24"/></text:span><text:span text:style-name="T3">// Server socket()</text:span></text:p>
      <text:p text:style-name="Standard"><text:span text:style-name="T5"><text:s text:c="4"/></text:span><text:span text:style-name="T4">int</text:span><text:span text:style-name="T5"> clientfd</text:span><text:span text:style-name="T6">;</text:span><text:span text:style-name="T5"> </text:span></text:p>
      <text:p text:style-name="Standard"><text:span text:style-name="T5"><text:s text:c="4"/></text:span><text:span text:style-name="T4">const</text:span><text:span text:style-name="T5"> </text:span><text:span text:style-name="T4">int</text:span><text:span text:style-name="T5"> yes </text:span><text:span text:style-name="T6">=</text:span><text:span text:style-name="T5"> </text:span><text:span text:style-name="T8">1</text:span><text:span text:style-name="T6">;</text:span><text:span text:style-name="T5"> <text:s text:c="17"/></text:span><text:span text:style-name="T3">// For setsockopt()</text:span></text:p>
      <text:p text:style-name="Standard"><text:span text:style-name="T5"><text:s text:c="4"/></text:span><text:span text:style-name="T4">struct</text:span><text:span text:style-name="T5"> sockaddr_in server_addr</text:span><text:span text:style-name="T6">;</text:span><text:span text:style-name="T5"> <text:s text:c="4"/></text:span></text:p>
      <text:p text:style-name="Standard"><text:span text:style-name="T5"><text:s text:c="4"/></text:span><text:span text:style-name="T4">struct</text:span><text:span text:style-name="T5"> sockaddr_in client_addr</text:span><text:span text:style-name="T6">;</text:span></text:p>
      <text:p text:style-name="Standard"><text:span text:style-name="T5"><text:s text:c="4"/></text:span><text:span text:style-name="T4">int</text:span><text:span text:style-name="T5"> len</text:span><text:span text:style-name="T6">;</text:span><text:span text:style-name="T5"> <text:s text:c="27"/></text:span><text:span text:style-name="T3">// sizeof(client_addr) <text:s text:c="4"/></text:span></text:p>
      <text:p text:style-name="P2"/>
      <text:p text:style-name="Standard"><text:span text:style-name="T5"><text:s text:c="4"/>pthread_t threadid</text:span><text:span text:style-name="T6">;</text:span></text:p>
      <text:p text:style-name="P2"/>
      <text:p text:style-name="Standard"><text:span text:style-name="T5"><text:s text:c="4"/></text:span><text:span text:style-name="T3">// SIGPIPE</text:span></text:p>
      <text:p text:style-name="Standard"><text:span text:style-name="T5"><text:s text:c="4"/></text:span><text:span text:style-name="T4">struct</text:span><text:span text:style-name="T5"> sigaction action</text:span><text:span text:style-name="T6">;</text:span></text:p>
      <text:p text:style-name="Standard"><text:span text:style-name="T5"><text:s text:c="4"/>action</text:span><text:span text:style-name="T6">.</text:span><text:span text:style-name="T5">sa_handler </text:span><text:span text:style-name="T6">=</text:span><text:span text:style-name="T5"> SIG_IGN</text:span><text:span text:style-name="T6">;</text:span></text:p>
      <text:p text:style-name="Standard"><text:span text:style-name="T5"><text:s text:c="4"/>sigaction</text:span><text:span text:style-name="T6">(</text:span><text:span text:style-name="T5">SIGPIPE</text:span><text:span text:style-name="T6">,</text:span><text:span text:style-name="T5"> </text:span><text:span text:style-name="T6">&amp;</text:span><text:span text:style-name="T5">action</text:span><text:span text:style-name="T6">,</text:span><text:span text:style-name="T5"> </text:span><text:span text:style-name="T8">0</text:span><text:span text:style-name="T6">);</text:span></text:p>
      <text:p text:style-name="P2"/>
      <text:p text:style-name="Standard"><text:span text:style-name="T5"><text:s text:c="4"/></text:span><text:span text:style-name="T3">// Get port nums from args</text:span></text:p>
      <text:p text:style-name="Standard"><text:span text:style-name="T5"><text:s text:c="4"/></text:span><text:span text:style-name="T7">if</text:span><text:span text:style-name="T6">(</text:span><text:span text:style-name="T5">argc </text:span><text:span text:style-name="T6">&gt;</text:span><text:span text:style-name="T5"> </text:span><text:span text:style-name="T8">1</text:span><text:span text:style-name="T6">){</text:span></text:p>
      <text:p text:style-name="Standard"><text:span text:style-name="T5"><text:s text:c="8"/></text:span><text:span text:style-name="T4">int</text:span><text:span text:style-name="T5"> argsBuff </text:span><text:span text:style-name="T6">=</text:span><text:span text:style-name="T5"> atoi</text:span><text:span text:style-name="T6">(</text:span><text:span text:style-name="T5">argv</text:span><text:span text:style-name="T6">[</text:span><text:span text:style-name="T8">1</text:span><text:span text:style-name="T6">]);</text:span></text:p>
      <text:p text:style-name="Standard"><text:span text:style-name="T5"><text:s text:c="8"/></text:span><text:span text:style-name="T7">if</text:span><text:span text:style-name="T6">(</text:span><text:span text:style-name="T5">argsBuff </text:span><text:span text:style-name="T6">&lt;=</text:span><text:span text:style-name="T5"> </text:span><text:span text:style-name="T8">0</text:span><text:span text:style-name="T5"> </text:span><text:span text:style-name="T6">||</text:span><text:span text:style-name="T5"> argsBuff </text:span><text:span text:style-name="T6">&gt;</text:span><text:span text:style-name="T5"> </text:span><text:span text:style-name="T8">65535</text:span><text:span text:style-name="T6">)</text:span><text:span text:style-name="T5"> perror</text:span><text:span text:style-name="T6">(</text:span><text:span text:style-name="T9">"Args"</text:span><text:span text:style-name="T6">);</text:span></text:p>
      <text:p text:style-name="Standard"><text:span text:style-name="T5"><text:s text:c="8"/></text:span><text:span text:style-name="T7">else</text:span><text:span text:style-name="T5"> port </text:span><text:span text:style-name="T6">=</text:span><text:span text:style-name="T5"> argsBuff</text:span><text:span text:style-name="T6">;</text:span></text:p>
      <text:p text:style-name="Standard"><text:span text:style-name="T5"><text:s text:c="4"/></text:span><text:span text:style-name="T6">}</text:span></text:p>
      <text:p text:style-name="P2"/>
      <text:p text:style-name="Standard"><text:span text:style-name="T5"><text:s text:c="4"/></text:span><text:span text:style-name="T3">// Create a socket.</text:span></text:p>
      <text:p text:style-name="Standard"><text:span text:style-name="T5"><text:s text:c="4"/>sockfd </text:span><text:span text:style-name="T6">=</text:span><text:span text:style-name="T5"> socket</text:span><text:span text:style-name="T6">(</text:span><text:span text:style-name="T5">PF_INET</text:span><text:span text:style-name="T6">,</text:span><text:span text:style-name="T5"> SOCK_STREAM</text:span><text:span text:style-name="T6">,</text:span><text:span text:style-name="T5"> </text:span><text:span text:style-name="T8">0</text:span><text:span text:style-name="T6">);</text:span></text:p>
      <text:p text:style-name="Standard"><text:soft-page-break/><text:span text:style-name="T5"><text:s text:c="4"/></text:span><text:span text:style-name="T7">if</text:span><text:span text:style-name="T6">(</text:span><text:span text:style-name="T5">sockfd </text:span><text:span text:style-name="T6">&lt;</text:span><text:span text:style-name="T5"> </text:span><text:span text:style-name="T8">0</text:span><text:span text:style-name="T6">)</text:span><text:span text:style-name="T5"> PANIC</text:span><text:span text:style-name="T6">(</text:span><text:span text:style-name="T9">"Socket()"</text:span><text:span text:style-name="T6">);</text:span></text:p>
      <text:p text:style-name="P2"/>
      <text:p text:style-name="Standard"><text:span text:style-name="T5"><text:s text:c="4"/></text:span><text:span text:style-name="T3">// Release the port which used before.</text:span></text:p>
      <text:p text:style-name="Standard"><text:span text:style-name="T5"><text:s text:c="4"/></text:span><text:span text:style-name="T7">if</text:span><text:span text:style-name="T6">(</text:span><text:span text:style-name="T5">setsockopt</text:span><text:span text:style-name="T6">(</text:span><text:span text:style-name="T5">sockfd</text:span><text:span text:style-name="T6">,</text:span><text:span text:style-name="T5"> SOL_SOCKET</text:span><text:span text:style-name="T6">,</text:span><text:span text:style-name="T5"> SO_REUSEADDR</text:span><text:span text:style-name="T6">,</text:span><text:span text:style-name="T5"> </text:span><text:span text:style-name="T6">&amp;</text:span><text:span text:style-name="T5">yes</text:span><text:span text:style-name="T6">,</text:span><text:span text:style-name="T5"> </text:span><text:span text:style-name="T7">sizeof</text:span><text:span text:style-name="T6">(</text:span><text:span text:style-name="T4">int</text:span><text:span text:style-name="T6">))</text:span><text:span text:style-name="T5"> </text:span><text:span text:style-name="T6">&lt;</text:span><text:span text:style-name="T5"> </text:span><text:span text:style-name="T8">0</text:span><text:span text:style-name="T6">)</text:span><text:span text:style-name="T5"> </text:span><text:span text:style-name="T6">{</text:span></text:p>
      <text:p text:style-name="Standard"><text:span text:style-name="T5"><text:s text:c="8"/>PANIC</text:span><text:span text:style-name="T6">(</text:span><text:span text:style-name="T9">"setsockopt()"</text:span><text:span text:style-name="T6">);</text:span></text:p>
      <text:p text:style-name="Standard"><text:span text:style-name="T5"><text:s text:c="4"/></text:span><text:span text:style-name="T6">}</text:span></text:p>
      <text:p text:style-name="P2"/>
      <text:p text:style-name="Standard"><text:span text:style-name="T5"><text:s text:c="4"/>server_addr</text:span><text:span text:style-name="T6">.</text:span><text:span text:style-name="T5">sin_family </text:span><text:span text:style-name="T6">=</text:span><text:span text:style-name="T5"> AF_INET</text:span><text:span text:style-name="T6">;</text:span><text:span text:style-name="T5"> <text:s text:c="10"/></text:span><text:span text:style-name="T3">// IPv4</text:span></text:p>
      <text:p text:style-name="Standard"><text:span text:style-name="T5"><text:s text:c="4"/>server_addr</text:span><text:span text:style-name="T6">.</text:span><text:span text:style-name="T5">sin_port </text:span><text:span text:style-name="T6">=</text:span><text:span text:style-name="T5"> htons</text:span><text:span text:style-name="T6">(</text:span><text:span text:style-name="T5">port</text:span><text:span text:style-name="T6">);</text:span><text:span text:style-name="T5"> <text:s text:c="8"/></text:span><text:span text:style-name="T3">// Set port</text:span></text:p>
      <text:p text:style-name="Standard"><text:span text:style-name="T5"><text:s text:c="4"/>server_addr</text:span><text:span text:style-name="T6">.</text:span><text:span text:style-name="T5">sin_addr</text:span><text:span text:style-name="T6">.</text:span><text:span text:style-name="T5">s_addr </text:span><text:span text:style-name="T6">=</text:span><text:span text:style-name="T5"> INADDR_ANY</text:span><text:span text:style-name="T6">;</text:span><text:span text:style-name="T5"> <text:s text:c="2"/></text:span><text:span text:style-name="T3">// 0.0.0.0</text:span></text:p>
      <text:p text:style-name="P2"/>
      <text:p text:style-name="Standard"><text:span text:style-name="T5"><text:s text:c="4"/></text:span><text:span text:style-name="T3">// Bind.</text:span></text:p>
      <text:p text:style-name="Standard"><text:span text:style-name="T5"><text:s text:c="4"/></text:span><text:span text:style-name="T7">if</text:span><text:span text:style-name="T6">(</text:span><text:span text:style-name="T5">bind</text:span><text:span text:style-name="T6">(</text:span><text:span text:style-name="T5">sockfd</text:span><text:span text:style-name="T6">,</text:span><text:span text:style-name="T5"> </text:span><text:span text:style-name="T6">(</text:span><text:span text:style-name="T4">struct</text:span><text:span text:style-name="T5"> sockaddr</text:span><text:span text:style-name="T6">*)&amp;</text:span><text:span text:style-name="T5">server_addr</text:span><text:span text:style-name="T6">,</text:span><text:span text:style-name="T5"> </text:span><text:span text:style-name="T7">sizeof</text:span><text:span text:style-name="T6">(</text:span><text:span text:style-name="T5">server_addr</text:span><text:span text:style-name="T6">))</text:span><text:span text:style-name="T5"> </text:span><text:span text:style-name="T6">!=</text:span><text:span text:style-name="T5"> </text:span><text:span text:style-name="T8">0</text:span><text:span text:style-name="T6">)</text:span></text:p>
      <text:p text:style-name="Standard"><text:span text:style-name="T5"><text:s text:c="8"/>PANIC</text:span><text:span text:style-name="T6">(</text:span><text:span text:style-name="T9">"Bind"</text:span><text:span text:style-name="T6">);</text:span></text:p>
      <text:p text:style-name="P2"/>
      <text:p text:style-name="Standard"><text:span text:style-name="T5"><text:s text:c="4"/></text:span><text:span text:style-name="T3">// Listen sockfd. Up to 20 connections.</text:span></text:p>
      <text:p text:style-name="Standard"><text:span text:style-name="T5"><text:s text:c="4"/></text:span><text:span text:style-name="T7">if</text:span><text:span text:style-name="T6">(</text:span><text:span text:style-name="T5">listen</text:span><text:span text:style-name="T6">(</text:span><text:span text:style-name="T5">sockfd</text:span><text:span text:style-name="T6">,</text:span><text:span text:style-name="T5"> </text:span><text:span text:style-name="T8">20</text:span><text:span text:style-name="T6">)</text:span><text:span text:style-name="T5"> </text:span><text:span text:style-name="T6">!=</text:span><text:span text:style-name="T5"> </text:span><text:span text:style-name="T8">0</text:span><text:span text:style-name="T6">)</text:span></text:p>
      <text:p text:style-name="Standard"><text:span text:style-name="T5"><text:s text:c="8"/>PANIC</text:span><text:span text:style-name="T6">(</text:span><text:span text:style-name="T9">"Listen"</text:span><text:span text:style-name="T6">);</text:span></text:p>
      <text:p text:style-name="P2"/>
      <text:p text:style-name="Standard"><text:span text:style-name="T5"><text:s text:c="4"/></text:span><text:span text:style-name="T3">// Server Loop.</text:span></text:p>
      <text:p text:style-name="Standard"><text:span text:style-name="T5"><text:s text:c="4"/></text:span><text:span text:style-name="T7">while</text:span><text:span text:style-name="T6">(</text:span><text:span text:style-name="T8">1</text:span><text:span text:style-name="T6">){</text:span></text:p>
      <text:p text:style-name="Standard"><text:span text:style-name="T5"><text:s text:c="8"/></text:span><text:span text:style-name="T3">// Configure a memory to place new_fd.</text:span></text:p>
      <text:p text:style-name="Standard"><text:span text:style-name="T5"><text:s text:c="8"/></text:span><text:span text:style-name="T4">int</text:span><text:span text:style-name="T5"> </text:span><text:span text:style-name="T6">*</text:span><text:span text:style-name="T5">threadArgs </text:span><text:span text:style-name="T6">=</text:span><text:span text:style-name="T5"> calloc</text:span><text:span text:style-name="T6">(</text:span><text:span text:style-name="T8">1</text:span><text:span text:style-name="T6">,</text:span><text:span text:style-name="T5"> </text:span><text:span text:style-name="T7">sizeof</text:span><text:span text:style-name="T6">(</text:span><text:span text:style-name="T4">int</text:span><text:span text:style-name="T6">));</text:span></text:p>
      <text:p text:style-name="P2"/>
      <text:p text:style-name="Standard"><text:span text:style-name="T5"><text:s text:c="8"/>len </text:span><text:span text:style-name="T6">=</text:span><text:span text:style-name="T5"> </text:span><text:span text:style-name="T7">sizeof</text:span><text:span text:style-name="T6">(</text:span><text:span text:style-name="T5">client_addr</text:span><text:span text:style-name="T6">);</text:span></text:p>
      <text:p text:style-name="P2"/>
      <text:p text:style-name="Standard"><text:span text:style-name="T5"><text:s text:c="8"/></text:span><text:span text:style-name="T3">// Wait for connection from client...</text:span></text:p>
      <text:p text:style-name="P2"/>
      <text:p text:style-name="Standard"><text:span text:style-name="T5"><text:s text:c="8"/></text:span><text:span text:style-name="T3">// Accept.</text:span></text:p>
      <text:p text:style-name="Standard"><text:span text:style-name="T5"><text:s text:c="8"/>clientfd </text:span><text:span text:style-name="T6">=</text:span><text:span text:style-name="T5"> accept</text:span><text:span text:style-name="T6">(</text:span><text:span text:style-name="T5">sockfd</text:span><text:span text:style-name="T6">,</text:span><text:span text:style-name="T5"> </text:span><text:span text:style-name="T6">(</text:span><text:span text:style-name="T4">struct</text:span><text:span text:style-name="T5"> sockaddr</text:span><text:span text:style-name="T6">*)</text:span><text:span text:style-name="T5"> </text:span><text:span text:style-name="T6">&amp;</text:span><text:span text:style-name="T5">client_addr</text:span><text:span text:style-name="T6">,</text:span><text:span text:style-name="T5"> </text:span></text:p>
      <text:p text:style-name="Standard"><text:span text:style-name="T5"><text:s text:c="26"/></text:span><text:span text:style-name="T6">(</text:span><text:span text:style-name="T5">socklen_t</text:span><text:span text:style-name="T6">*)</text:span><text:span text:style-name="T5"> </text:span><text:span text:style-name="T6">&amp;</text:span><text:span text:style-name="T5">len</text:span><text:span text:style-name="T6">);</text:span></text:p>
      <text:p text:style-name="Standard"><text:span text:style-name="T5"><text:s text:c="8"/></text:span><text:span text:style-name="T7">if</text:span><text:span text:style-name="T6">(</text:span><text:span text:style-name="T5">clientfd </text:span><text:span text:style-name="T6">&lt;</text:span><text:span text:style-name="T5"> </text:span><text:span text:style-name="T8">0</text:span><text:span text:style-name="T6">)</text:span><text:span text:style-name="T5"> PANIC</text:span><text:span text:style-name="T6">(</text:span><text:span text:style-name="T9">"Accept"</text:span><text:span text:style-name="T6">);</text:span></text:p>
      <text:p text:style-name="P2"/>
      <text:p text:style-name="Standard"><text:span text:style-name="T5"><text:s text:c="8"/>printf</text:span><text:span text:style-name="T6">(</text:span><text:span text:style-name="T9">"Client from %s : %d\n"</text:span><text:span text:style-name="T6">,</text:span><text:span text:style-name="T5"> </text:span></text:p>
      <text:p text:style-name="Standard"><text:span text:style-name="T5"><text:s text:c="15"/>inet_ntoa</text:span><text:span text:style-name="T6">(</text:span><text:span text:style-name="T5">client_addr</text:span><text:span text:style-name="T6">.</text:span><text:span text:style-name="T5">sin_addr</text:span><text:span text:style-name="T6">),</text:span><text:span text:style-name="T5"> </text:span></text:p>
      <text:p text:style-name="Standard"><text:span text:style-name="T5"><text:s text:c="15"/>ntohs</text:span><text:span text:style-name="T6">(</text:span><text:span text:style-name="T5">client_addr</text:span><text:span text:style-name="T6">.</text:span><text:span text:style-name="T5">sin_port</text:span><text:span text:style-name="T6">));</text:span></text:p>
      <text:p text:style-name="P2"/>
      <text:p text:style-name="Standard"><text:span text:style-name="T5"><text:s text:c="8"/></text:span><text:span text:style-name="T6">*</text:span><text:span text:style-name="T5">threadArgs </text:span><text:span text:style-name="T6">=</text:span><text:span text:style-name="T5"> clientfd</text:span><text:span text:style-name="T6">;</text:span></text:p>
      <text:p text:style-name="P2"/>
      <text:p text:style-name="Standard"><text:span text:style-name="T5"><text:s text:c="8"/></text:span><text:span text:style-name="T3">// Create a thread.</text:span></text:p>
      <text:p text:style-name="Standard"><text:span text:style-name="T5"><text:s text:c="8"/></text:span><text:span text:style-name="T7">if</text:span><text:span text:style-name="T6">(</text:span><text:span text:style-name="T5">pthread_create</text:span><text:span text:style-name="T6">(&amp;</text:span><text:span text:style-name="T5">threadid</text:span><text:span text:style-name="T6">,</text:span><text:span text:style-name="T5"> </text:span><text:span text:style-name="T7">NULL</text:span><text:span text:style-name="T6">,</text:span><text:span text:style-name="T5"> threadFunc</text:span><text:span text:style-name="T6">,</text:span><text:span text:style-name="T5"> threadArgs</text:span><text:span text:style-name="T6">)</text:span><text:span text:style-name="T5"> </text:span><text:span text:style-name="T6">!=</text:span><text:span text:style-name="T5"> </text:span><text:span text:style-name="T8">0</text:span><text:span text:style-name="T6">){</text:span></text:p>
      <text:p text:style-name="Standard"><text:soft-page-break/><text:span text:style-name="T5"><text:s text:c="12"/>PANIC</text:span><text:span text:style-name="T6">(</text:span><text:span text:style-name="T9">"pthread_create()"</text:span><text:span text:style-name="T6">);</text:span></text:p>
      <text:p text:style-name="Standard"><text:span text:style-name="T5"><text:s text:c="8"/></text:span><text:span text:style-name="T6">}</text:span><text:span text:style-name="T5"> </text:span><text:span text:style-name="T7">else</text:span><text:span text:style-name="T6">{</text:span></text:p>
      <text:p text:style-name="Standard"><text:span text:style-name="T5"><text:s text:c="12"/></text:span><text:span text:style-name="T3">// After finishing the thread function, </text:span></text:p>
      <text:p text:style-name="Standard"><text:span text:style-name="T5"><text:s text:c="12"/></text:span><text:span text:style-name="T3">// the resource will automatically freed.</text:span></text:p>
      <text:p text:style-name="Standard"><text:span text:style-name="T5"><text:s text:c="12"/>pthread_detach</text:span><text:span text:style-name="T6">(</text:span><text:span text:style-name="T5">threadid</text:span><text:span text:style-name="T6">);</text:span></text:p>
      <text:p text:style-name="Standard"><text:span text:style-name="T5"><text:s text:c="8"/></text:span><text:span text:style-name="T6">}</text:span></text:p>
      <text:p text:style-name="P2"/>
      <text:p text:style-name="Standard"><text:span text:style-name="T5"><text:s text:c="4"/></text:span><text:span text:style-name="T6">}</text:span><text:span text:style-name="T5"> </text:span><text:span text:style-name="T3">// while(1), Server Loop.</text:span></text:p>
      <text:p text:style-name="P2"/>
      <text:p text:style-name="Standard"><text:span text:style-name="T5"><text:s text:c="4"/></text:span><text:span text:style-name="T7">return</text:span><text:span text:style-name="T5"> </text:span><text:span text:style-name="T8">0</text:span><text:span text:style-name="T6">;</text:span></text:p>
      <text:p text:style-name="Standard"><text:span text:style-name="T6">}</text:span><text:span text:style-name="T5"> </text:span><text:span text:style-name="T3">// main()</text:span></text:p>
      <text:p text:style-name="P2"/>
      <text:p text:style-name="P2"/>
      <text:p text:style-name="Standard"><text:span text:style-name="T4">void</text:span><text:span text:style-name="T6">*</text:span><text:span text:style-name="T5"> threadFunc</text:span><text:span text:style-name="T6">(</text:span><text:span text:style-name="T4">void</text:span><text:span text:style-name="T5"> </text:span><text:span text:style-name="T6">*</text:span><text:span text:style-name="T5">threadArgs</text:span><text:span text:style-name="T6">){</text:span></text:p>
      <text:p text:style-name="Standard"><text:span text:style-name="T5"><text:s text:c="4"/></text:span><text:span text:style-name="T4">int</text:span><text:span text:style-name="T5"> clientfd </text:span><text:span text:style-name="T6">=</text:span><text:span text:style-name="T5"> </text:span><text:span text:style-name="T6">*(</text:span><text:span text:style-name="T4">int</text:span><text:span text:style-name="T6">*)</text:span><text:span text:style-name="T5"> threadArgs</text:span><text:span text:style-name="T6">;</text:span></text:p>
      <text:p text:style-name="Standard"><text:span text:style-name="T5"><text:s text:c="4"/>free</text:span><text:span text:style-name="T6">(</text:span><text:span text:style-name="T5">threadArgs</text:span><text:span text:style-name="T6">);</text:span></text:p>
      <text:p text:style-name="Standard"><text:span text:style-name="T5"><text:s text:c="4"/></text:span></text:p>
      <text:p text:style-name="Standard"><text:span text:style-name="T5"><text:s text:c="4"/></text:span><text:span text:style-name="T4">char</text:span><text:span text:style-name="T5"> recvBuffer</text:span><text:span text:style-name="T6">[</text:span><text:span text:style-name="T5">RECEIVE_BUFFER_SIZE</text:span><text:span text:style-name="T6">];</text:span></text:p>
      <text:p text:style-name="Standard"><text:span text:style-name="T5"><text:s text:c="4"/></text:span><text:span text:style-name="T4">int</text:span><text:span text:style-name="T5"> recvSize </text:span><text:span text:style-name="T6">=</text:span><text:span text:style-name="T5"> </text:span><text:span text:style-name="T8">0</text:span><text:span text:style-name="T6">;</text:span></text:p>
      <text:p text:style-name="Standard"><text:span text:style-name="T5"><text:s text:c="4"/></text:span><text:span text:style-name="T4">int</text:span><text:span text:style-name="T5"> recvPt </text:span><text:span text:style-name="T6">=</text:span><text:span text:style-name="T5"> </text:span><text:span text:style-name="T8">0</text:span><text:span text:style-name="T6">;</text:span></text:p>
      <text:p text:style-name="P2"/>
      <text:p text:style-name="P2"/>
      <text:p text:style-name="Standard"><text:span text:style-name="T5"><text:s text:c="4"/></text:span><text:span text:style-name="T4">struct</text:span><text:span text:style-name="T5"> http_request httpRequest</text:span><text:span text:style-name="T6">;</text:span></text:p>
      <text:p text:style-name="Standard"><text:span text:style-name="T5"><text:s text:c="4"/>httpRequest</text:span><text:span text:style-name="T6">.</text:span><text:span text:style-name="T5">rangeflag </text:span><text:span text:style-name="T6">=</text:span><text:span text:style-name="T5"> </text:span><text:span text:style-name="T8">0</text:span><text:span text:style-name="T6">;</text:span></text:p>
      <text:p text:style-name="Standard"><text:span text:style-name="T5"><text:s text:c="4"/>httpRequest</text:span><text:span text:style-name="T6">.</text:span><text:span text:style-name="T5">rangestart </text:span><text:span text:style-name="T6">=</text:span><text:span text:style-name="T5"> </text:span><text:span text:style-name="T8">0</text:span><text:span text:style-name="T6">;</text:span></text:p>
      <text:p text:style-name="P2"/>
      <text:p text:style-name="Standard"><text:span text:style-name="T5"><text:s text:c="4"/></text:span><text:span text:style-name="T3">// Receive loop.</text:span></text:p>
      <text:p text:style-name="Standard"><text:span text:style-name="T5"><text:s text:c="4"/></text:span><text:span text:style-name="T7">while</text:span><text:span text:style-name="T6">(</text:span><text:span text:style-name="T8">1</text:span><text:span text:style-name="T6">){</text:span></text:p>
      <text:p text:style-name="Standard"><text:span text:style-name="T5"><text:s text:c="8"/>recvSize </text:span><text:span text:style-name="T6">=</text:span><text:span text:style-name="T5"> recv</text:span><text:span text:style-name="T6">(</text:span><text:span text:style-name="T5">clientfd</text:span><text:span text:style-name="T6">,</text:span><text:span text:style-name="T5"> recvBuffer </text:span><text:span text:style-name="T6">+</text:span><text:span text:style-name="T5"> recvPt</text:span><text:span text:style-name="T6">,</text:span><text:span text:style-name="T5"> </text:span></text:p>
      <text:p text:style-name="Standard"><text:span text:style-name="T5"><text:s text:c="8"/>RECEIVE_BUFFER_SIZE </text:span><text:span text:style-name="T6">-</text:span><text:span text:style-name="T5"> recvPt </text:span><text:span text:style-name="T6">-</text:span><text:span text:style-name="T5"> </text:span><text:span text:style-name="T8">1</text:span><text:span text:style-name="T6">,</text:span><text:span text:style-name="T5"> </text:span><text:span text:style-name="T8">0</text:span><text:span text:style-name="T6">);</text:span></text:p>
      <text:p text:style-name="Standard"><text:span text:style-name="T5"><text:s text:c="8"/></text:span><text:span text:style-name="T7">if</text:span><text:span text:style-name="T6">(</text:span><text:span text:style-name="T5">recvSize </text:span><text:span text:style-name="T6">&lt;=</text:span><text:span text:style-name="T5"> </text:span><text:span text:style-name="T8">0</text:span><text:span text:style-name="T6">){</text:span></text:p>
      <text:p text:style-name="Standard"><text:span text:style-name="T5"><text:s text:c="12"/>close</text:span><text:span text:style-name="T6">(</text:span><text:span text:style-name="T5">clientfd</text:span><text:span text:style-name="T6">);</text:span></text:p>
      <text:p text:style-name="Standard"><text:span text:style-name="T5"><text:s text:c="12"/>pthread_exit</text:span><text:span text:style-name="T6">(</text:span><text:span text:style-name="T7">NULL</text:span><text:span text:style-name="T6">);</text:span></text:p>
      <text:p text:style-name="Standard"><text:span text:style-name="T5"><text:s text:c="12"/>PANIC</text:span><text:span text:style-name="T6">(</text:span><text:span text:style-name="T9">"recv()"</text:span><text:span text:style-name="T6">);</text:span></text:p>
      <text:p text:style-name="Standard"><text:span text:style-name="T5"><text:s text:c="8"/></text:span><text:span text:style-name="T6">}</text:span></text:p>
      <text:p text:style-name="Standard"><text:span text:style-name="T5"><text:s text:c="8"/>recvPt </text:span><text:span text:style-name="T6">+=</text:span><text:span text:style-name="T5"> recvSize</text:span><text:span text:style-name="T6">;</text:span></text:p>
      <text:p text:style-name="Standard"><text:span text:style-name="T5"><text:s text:c="8"/>recvBuffer</text:span><text:span text:style-name="T6">[</text:span><text:span text:style-name="T5">recvPt</text:span><text:span text:style-name="T6">]</text:span><text:span text:style-name="T5"> </text:span><text:span text:style-name="T6">=</text:span><text:span text:style-name="T5"> </text:span><text:span text:style-name="T10">'\0'</text:span><text:span text:style-name="T6">;</text:span></text:p>
      <text:p text:style-name="Standard"><text:span text:style-name="T5"><text:s text:c="8"/></text:span></text:p>
      <text:p text:style-name="Standard"><text:span text:style-name="T5"><text:s text:c="8"/></text:span><text:span text:style-name="T3">// When received "\r\n\r\n" or "\n\n" , break.</text:span></text:p>
      <text:p text:style-name="Standard"><text:span text:style-name="T5"><text:s text:c="8"/></text:span><text:span text:style-name="T7">if</text:span><text:span text:style-name="T6">(</text:span><text:span text:style-name="T5">strstr</text:span><text:span text:style-name="T6">(</text:span><text:span text:style-name="T5">recvBuffer</text:span><text:span text:style-name="T6">,</text:span><text:span text:style-name="T5"> </text:span><text:span text:style-name="T9">"\r\n\r\n"</text:span><text:span text:style-name="T6">)</text:span><text:span text:style-name="T5"> </text:span><text:span text:style-name="T6">!=</text:span><text:span text:style-name="T5"> </text:span><text:span text:style-name="T7">NULL</text:span><text:span text:style-name="T5"> </text:span><text:span text:style-name="T6">||</text:span><text:span text:style-name="T5"> </text:span></text:p>
      <text:p text:style-name="Standard"><text:span text:style-name="T5"><text:s text:c="11"/>strstr</text:span><text:span text:style-name="T6">(</text:span><text:span text:style-name="T5">recvBuffer</text:span><text:span text:style-name="T6">,</text:span><text:span text:style-name="T5"> </text:span><text:span text:style-name="T9">"\n\n"</text:span><text:span text:style-name="T6">)</text:span><text:span text:style-name="T5"> </text:span><text:span text:style-name="T6">!=</text:span><text:span text:style-name="T5"> </text:span><text:span text:style-name="T7">NULL</text:span><text:span text:style-name="T6">)</text:span></text:p>
      <text:p text:style-name="Standard"><text:soft-page-break/><text:span text:style-name="T5"><text:s text:c="12"/></text:span><text:span text:style-name="T7">break</text:span><text:span text:style-name="T6">;</text:span></text:p>
      <text:p text:style-name="Standard"><text:span text:style-name="T5"><text:s text:c="4"/></text:span><text:span text:style-name="T6">}</text:span><text:span text:style-name="T5"> </text:span><text:span text:style-name="T3">// while(1) Receive loop.</text:span></text:p>
      <text:p text:style-name="P2"/>
      <text:p text:style-name="Standard"><text:span text:style-name="T5"><text:s text:c="4"/>printf</text:span><text:span text:style-name="T6">(</text:span><text:span text:style-name="T9">"Request: \n%s\n"</text:span><text:span text:style-name="T6">,</text:span><text:span text:style-name="T5"> recvBuffer</text:span><text:span text:style-name="T6">);</text:span><text:span text:style-name="T5"> </text:span></text:p>
      <text:p text:style-name="Standard"><text:span text:style-name="T5"><text:s text:c="4"/></text:span></text:p>
      <text:p text:style-name="Standard"><text:span text:style-name="T5"><text:s text:c="4"/></text:span><text:span text:style-name="T3">// Parse request.</text:span></text:p>
      <text:p text:style-name="Standard"><text:span text:style-name="T5"><text:s text:c="4"/></text:span><text:span text:style-name="T7">switch</text:span><text:span text:style-name="T6">(</text:span><text:span text:style-name="T5">parseRequest</text:span><text:span text:style-name="T6">(</text:span><text:span text:style-name="T5">recvBuffer</text:span><text:span text:style-name="T6">,</text:span><text:span text:style-name="T5"> </text:span><text:span text:style-name="T6">&amp;</text:span><text:span text:style-name="T5">httpRequest</text:span><text:span text:style-name="T6">)){</text:span></text:p>
      <text:p text:style-name="Standard"><text:span text:style-name="T5"><text:s text:c="8"/></text:span><text:span text:style-name="T7">case</text:span><text:span text:style-name="T5"> METHOD_GET</text:span><text:span text:style-name="T6">:</text:span></text:p>
      <text:p text:style-name="Standard"><text:span text:style-name="T5"><text:s text:c="12"/>methodGET</text:span><text:span text:style-name="T6">(</text:span><text:span text:style-name="T5">clientfd</text:span><text:span text:style-name="T6">,</text:span><text:span text:style-name="T5"> </text:span><text:span text:style-name="T6">&amp;</text:span><text:span text:style-name="T5">httpRequest</text:span><text:span text:style-name="T6">);</text:span></text:p>
      <text:p text:style-name="Standard"><text:span text:style-name="T5"><text:s text:c="12"/></text:span><text:span text:style-name="T7">break</text:span><text:span text:style-name="T6">;</text:span></text:p>
      <text:p text:style-name="Standard"><text:span text:style-name="T5"><text:s text:c="8"/></text:span><text:span text:style-name="T7">case</text:span><text:span text:style-name="T5"> BAD_REQUEST</text:span><text:span text:style-name="T6">:</text:span></text:p>
      <text:p text:style-name="Standard"><text:span text:style-name="T5"><text:s text:c="12"/></text:span><text:span text:style-name="T7">break</text:span><text:span text:style-name="T6">;</text:span><text:span text:style-name="T5"> <text:s text:c="2"/></text:span></text:p>
      <text:p text:style-name="Standard"><text:span text:style-name="T5"><text:s text:c="8"/></text:span><text:span text:style-name="T7">default</text:span><text:span text:style-name="T6">:</text:span></text:p>
      <text:p text:style-name="Standard"><text:span text:style-name="T5"><text:s text:c="12"/></text:span><text:span text:style-name="T7">break</text:span><text:span text:style-name="T6">;</text:span><text:span text:style-name="T5"> <text:s/></text:span></text:p>
      <text:p text:style-name="Standard"><text:span text:style-name="T5"><text:s text:c="4"/></text:span><text:span text:style-name="T6">}</text:span></text:p>
      <text:p text:style-name="Standard"><text:span text:style-name="T5"><text:s text:c="4"/></text:span></text:p>
      <text:p text:style-name="Standard"><text:span text:style-name="T5"><text:s text:c="4"/>close</text:span><text:span text:style-name="T6">(</text:span><text:span text:style-name="T5">clientfd</text:span><text:span text:style-name="T6">);</text:span></text:p>
      <text:p text:style-name="Standard"><text:span text:style-name="T5"><text:s text:c="4"/></text:span><text:span text:style-name="T7">return</text:span><text:span text:style-name="T5"> </text:span><text:span text:style-name="T8">0</text:span><text:span text:style-name="T6">;</text:span></text:p>
      <text:p text:style-name="Standard"><text:span text:style-name="T6">}</text:span><text:span text:style-name="T5"> </text:span><text:span text:style-name="T3">// threadFunc()</text:span></text:p>
      <text:p text:style-name="P2"/>
      <text:p text:style-name="P2"/>
      <text:p text:style-name="Standard"><text:span text:style-name="T4">int</text:span><text:span text:style-name="T5"> parseRequest</text:span><text:span text:style-name="T6">(</text:span><text:span text:style-name="T4">char</text:span><text:span text:style-name="T5"> </text:span><text:span text:style-name="T6">*</text:span><text:span text:style-name="T5">recvBuffer</text:span><text:span text:style-name="T6">,</text:span><text:span text:style-name="T5"> </text:span><text:span text:style-name="T4">struct</text:span><text:span text:style-name="T5"> http_request </text:span><text:span text:style-name="T6">*</text:span><text:span text:style-name="T5">httpRequest</text:span><text:span text:style-name="T6">){</text:span></text:p>
      <text:p text:style-name="Standard"><text:span text:style-name="T5"><text:s text:c="4"/></text:span><text:span text:style-name="T4">char</text:span><text:span text:style-name="T5"> path</text:span><text:span text:style-name="T6">[</text:span><text:span text:style-name="T5">PATH_SIZE</text:span><text:span text:style-name="T6">];</text:span></text:p>
      <text:p text:style-name="Standard"><text:span text:style-name="T5"><text:s text:c="4"/></text:span><text:span text:style-name="T4">char</text:span><text:span text:style-name="T5"> protocol</text:span><text:span text:style-name="T6">[</text:span><text:span text:style-name="T8">20</text:span><text:span text:style-name="T6">];</text:span></text:p>
      <text:p text:style-name="P2"/>
      <text:p text:style-name="Standard"><text:span text:style-name="T5"><text:s text:c="4"/></text:span><text:span text:style-name="T3">// Parse Http Header.</text:span></text:p>
      <text:p text:style-name="Standard"><text:span text:style-name="T5"><text:s text:c="4"/></text:span><text:span text:style-name="T7">if</text:span><text:span text:style-name="T6">(</text:span><text:span text:style-name="T5">sscanf</text:span><text:span text:style-name="T6">(</text:span><text:span text:style-name="T5">recvBuffer</text:span><text:span text:style-name="T6">,</text:span><text:span text:style-name="T5"> </text:span><text:span text:style-name="T9">"%s %s %s"</text:span><text:span text:style-name="T6">,</text:span><text:span text:style-name="T5"> </text:span></text:p>
      <text:p text:style-name="Standard"><text:span text:style-name="T5"><text:s text:c="14"/>httpRequest </text:span><text:span text:style-name="T6">-&gt;</text:span><text:span text:style-name="T5"> method</text:span><text:span text:style-name="T6">,</text:span><text:span text:style-name="T5"> </text:span></text:p>
      <text:p text:style-name="Standard"><text:span text:style-name="T5"><text:s text:c="14"/>httpRequest </text:span><text:span text:style-name="T6">-&gt;</text:span><text:span text:style-name="T5"> path</text:span><text:span text:style-name="T6">,</text:span><text:span text:style-name="T5"> protocol</text:span><text:span text:style-name="T6">)</text:span><text:span text:style-name="T5"> </text:span><text:span text:style-name="T6">!=</text:span><text:span text:style-name="T5"> </text:span><text:span text:style-name="T8">3</text:span><text:span text:style-name="T6">)</text:span></text:p>
      <text:p text:style-name="Standard"><text:span text:style-name="T5"><text:s text:c="8"/></text:span><text:span text:style-name="T7">return</text:span><text:span text:style-name="T5"> BAD_REQUEST</text:span><text:span text:style-name="T6">;</text:span></text:p>
      <text:p text:style-name="P2"/>
      <text:p text:style-name="Standard"><text:span text:style-name="T5"><text:s text:c="4"/>strcpy</text:span><text:span text:style-name="T6">(</text:span><text:span text:style-name="T5">path</text:span><text:span text:style-name="T6">,</text:span><text:span text:style-name="T5"> httpRequest </text:span><text:span text:style-name="T6">-&gt;</text:span><text:span text:style-name="T5"> path</text:span><text:span text:style-name="T6">);</text:span></text:p>
      <text:p text:style-name="P2"/>
      <text:p text:style-name="Standard"><text:span text:style-name="T5"><text:s text:c="4"/></text:span><text:span text:style-name="T7">if</text:span><text:span text:style-name="T6">(</text:span><text:span text:style-name="T5">path</text:span><text:span text:style-name="T6">[</text:span><text:span text:style-name="T5">strlen</text:span><text:span text:style-name="T6">(</text:span><text:span text:style-name="T5">path</text:span><text:span text:style-name="T6">)-</text:span><text:span text:style-name="T8">1</text:span><text:span text:style-name="T6">]</text:span><text:span text:style-name="T5"> </text:span><text:span text:style-name="T6">==</text:span><text:span text:style-name="T5"> </text:span><text:span text:style-name="T10">'/'</text:span><text:span text:style-name="T6">)</text:span></text:p>
      <text:p text:style-name="Standard"><text:span text:style-name="T5"><text:s text:c="8"/>strcat</text:span><text:span text:style-name="T6">(</text:span><text:span text:style-name="T5">path</text:span><text:span text:style-name="T6">,</text:span><text:span text:style-name="T5"> </text:span><text:span text:style-name="T9">"INDEX.html"</text:span><text:span text:style-name="T6">);</text:span></text:p>
      <text:p text:style-name="Standard"><text:span text:style-name="T5"><text:s text:c="4"/></text:span></text:p>
      <text:p text:style-name="Standard"><text:span text:style-name="T5"><text:s text:c="4"/>strcpy</text:span><text:span text:style-name="T6">(</text:span><text:span text:style-name="T5">httpRequest </text:span><text:span text:style-name="T6">-&gt;</text:span><text:span text:style-name="T5"> path</text:span><text:span text:style-name="T6">,</text:span><text:span text:style-name="T5"> path</text:span><text:span text:style-name="T6">);</text:span></text:p>
      <text:p text:style-name="Standard"><text:span text:style-name="T5"><text:s text:c="4"/></text:span></text:p>
      <text:p text:style-name="Standard"><text:span text:style-name="T5"><text:s text:c="4"/></text:span><text:span text:style-name="T4">char</text:span><text:span text:style-name="T5"> </text:span><text:span text:style-name="T6">*</text:span><text:span text:style-name="T5">base </text:span><text:span text:style-name="T6">=</text:span><text:span text:style-name="T5"> basename</text:span><text:span text:style-name="T6">(</text:span><text:span text:style-name="T5">path</text:span><text:span text:style-name="T6">);</text:span></text:p>
      <text:p text:style-name="Standard"><text:span text:style-name="T5"><text:s text:c="4"/></text:span><text:span text:style-name="T4">char</text:span><text:span text:style-name="T5"> </text:span><text:span text:style-name="T6">*</text:span><text:span text:style-name="T5">ext </text:span><text:span text:style-name="T6">=</text:span><text:span text:style-name="T5"> strrchr</text:span><text:span text:style-name="T6">(</text:span><text:span text:style-name="T5">base</text:span><text:span text:style-name="T6">,</text:span><text:span text:style-name="T10">'.'</text:span><text:span text:style-name="T6">);</text:span></text:p>
      <text:p text:style-name="Standard"><text:span text:style-name="T5"><text:s text:c="4"/></text:span><text:span text:style-name="T7">if</text:span><text:span text:style-name="T6">(!</text:span><text:span text:style-name="T5">ext</text:span><text:span text:style-name="T6">)</text:span><text:span text:style-name="T5"> strcpy</text:span><text:span text:style-name="T6">(</text:span><text:span text:style-name="T5">httpRequest </text:span><text:span text:style-name="T6">-&gt;</text:span><text:span text:style-name="T5"> prefix</text:span><text:span text:style-name="T6">,</text:span><text:span text:style-name="T5"> </text:span><text:span text:style-name="T9">"*"</text:span><text:span text:style-name="T6">);</text:span></text:p>
      <text:p text:style-name="Standard"><text:soft-page-break/><text:span text:style-name="T5"><text:s text:c="4"/></text:span><text:span text:style-name="T7">else</text:span><text:span text:style-name="T5"> </text:span><text:span text:style-name="T6">{</text:span></text:p>
      <text:p text:style-name="Standard"><text:span text:style-name="T5"><text:s text:c="8"/>ext </text:span><text:span text:style-name="T6">=</text:span><text:span text:style-name="T5"> ext </text:span><text:span text:style-name="T6">+</text:span><text:span text:style-name="T5"> </text:span><text:span text:style-name="T8">1</text:span><text:span text:style-name="T6">;</text:span><text:span text:style-name="T5"> </text:span></text:p>
      <text:p text:style-name="Standard"><text:span text:style-name="T5"><text:s text:c="8"/>strcpy</text:span><text:span text:style-name="T6">(</text:span><text:span text:style-name="T5">httpRequest </text:span><text:span text:style-name="T6">-&gt;</text:span><text:span text:style-name="T5"> prefix</text:span><text:span text:style-name="T6">,</text:span><text:span text:style-name="T5"> ext</text:span><text:span text:style-name="T6">);</text:span></text:p>
      <text:p text:style-name="Standard"><text:span text:style-name="T5"><text:s text:c="4"/></text:span><text:span text:style-name="T6">}</text:span></text:p>
      <text:p text:style-name="P2"/>
      <text:p text:style-name="Standard"><text:span text:style-name="T5"><text:s text:c="4"/>printf</text:span><text:span text:style-name="T6">(</text:span><text:span text:style-name="T9">"Path: %s\nPrefix: %s\n"</text:span><text:span text:style-name="T6">,</text:span><text:span text:style-name="T5"> </text:span></text:p>
      <text:p text:style-name="Standard"><text:span text:style-name="T5"><text:s text:c="8"/>httpRequest </text:span><text:span text:style-name="T6">-&gt;</text:span><text:span text:style-name="T5"> path</text:span><text:span text:style-name="T6">,</text:span><text:span text:style-name="T5"> </text:span></text:p>
      <text:p text:style-name="Standard"><text:span text:style-name="T5"><text:s text:c="8"/>httpRequest </text:span><text:span text:style-name="T6">-&gt;</text:span><text:span text:style-name="T5"> prefix</text:span><text:span text:style-name="T6">);</text:span></text:p>
      <text:p text:style-name="Standard"><text:span text:style-name="T5"><text:s text:c="12"/></text:span></text:p>
      <text:p text:style-name="Standard"><text:span text:style-name="T5"><text:s text:c="4"/></text:span><text:span text:style-name="T3">// Method "GET"</text:span></text:p>
      <text:p text:style-name="Standard"><text:span text:style-name="T5"><text:s text:c="4"/></text:span><text:span text:style-name="T7">if</text:span><text:span text:style-name="T6">(</text:span><text:span text:style-name="T5">strcmp</text:span><text:span text:style-name="T6">(</text:span><text:span text:style-name="T5">httpRequest</text:span><text:span text:style-name="T6">-&gt;</text:span><text:span text:style-name="T5">method</text:span><text:span text:style-name="T6">,</text:span><text:span text:style-name="T5"> </text:span><text:span text:style-name="T9">"GET"</text:span><text:span text:style-name="T6">)</text:span><text:span text:style-name="T5"> </text:span><text:span text:style-name="T6">==</text:span><text:span text:style-name="T5"> </text:span><text:span text:style-name="T8">0</text:span><text:span text:style-name="T6">)</text:span></text:p>
      <text:p text:style-name="Standard"><text:span text:style-name="T5"><text:s text:c="8"/></text:span><text:span text:style-name="T7">return</text:span><text:span text:style-name="T5"> METHOD_GET</text:span><text:span text:style-name="T6">;</text:span></text:p>
      <text:p text:style-name="P2"/>
      <text:p text:style-name="Standard"><text:span text:style-name="T5"><text:s text:c="4"/></text:span><text:span text:style-name="T7">return</text:span><text:span text:style-name="T5"> </text:span><text:span text:style-name="T6">-</text:span><text:span text:style-name="T8">1</text:span><text:span text:style-name="T6">;</text:span></text:p>
      <text:p text:style-name="Standard"><text:span text:style-name="T6">}</text:span><text:span text:style-name="T5"> </text:span><text:span text:style-name="T3">// parseRequest()</text:span></text:p>
      <text:p text:style-name="P2"/>
      <text:p text:style-name="P2"/>
      <text:p text:style-name="Standard"><text:span text:style-name="T4">void</text:span><text:span text:style-name="T5"> methodGET</text:span><text:span text:style-name="T6">(</text:span><text:span text:style-name="T4">int</text:span><text:span text:style-name="T5"> clientfd</text:span><text:span text:style-name="T6">,</text:span><text:span text:style-name="T5"> </text:span><text:span text:style-name="T4">struct</text:span><text:span text:style-name="T5"> http_request </text:span><text:span text:style-name="T6">*</text:span><text:span text:style-name="T5">httpRequest</text:span><text:span text:style-name="T6">){</text:span></text:p>
      <text:p text:style-name="Standard"><text:span text:style-name="T5"><text:s text:c="4"/></text:span><text:span text:style-name="T4">struct</text:span><text:span text:style-name="T5"> stat s</text:span><text:span text:style-name="T6">;</text:span></text:p>
      <text:p text:style-name="Standard"><text:span text:style-name="T5"><text:s text:c="4"/></text:span><text:span text:style-name="T4">char</text:span><text:span text:style-name="T5"> path</text:span><text:span text:style-name="T6">[</text:span><text:span text:style-name="T5">PATH_SIZE</text:span><text:span text:style-name="T6">];</text:span></text:p>
      <text:p text:style-name="Standard"><text:span text:style-name="T5"><text:s text:c="4"/></text:span><text:span text:style-name="T4">char</text:span><text:span text:style-name="T5"> resourcePath</text:span><text:span text:style-name="T6">[</text:span><text:span text:style-name="T5">PATH_SIZE</text:span><text:span text:style-name="T6">];</text:span></text:p>
      <text:p text:style-name="Standard"><text:span text:style-name="T5"><text:s text:c="4"/>strcpy</text:span><text:span text:style-name="T6">(</text:span><text:span text:style-name="T5">resourcePath</text:span><text:span text:style-name="T6">,</text:span><text:span text:style-name="T5"> </text:span><text:span text:style-name="T9">"./www/"</text:span><text:span text:style-name="T6">);</text:span></text:p>
      <text:p text:style-name="Standard"><text:span text:style-name="T5"><text:s text:c="4"/>sprintf</text:span><text:span text:style-name="T6">(</text:span><text:span text:style-name="T5">path</text:span><text:span text:style-name="T6">,</text:span><text:span text:style-name="T5"> </text:span><text:span text:style-name="T9">"%s%s"</text:span><text:span text:style-name="T6">,</text:span><text:span text:style-name="T5"> resourcePath</text:span><text:span text:style-name="T6">,</text:span><text:span text:style-name="T5"> httpRequest </text:span><text:span text:style-name="T6">-&gt;</text:span><text:span text:style-name="T5"> path </text:span><text:span text:style-name="T6">+</text:span><text:span text:style-name="T5"> </text:span><text:span text:style-name="T8">1</text:span><text:span text:style-name="T6">);</text:span></text:p>
      <text:p text:style-name="Standard"><text:span text:style-name="T5"><text:s text:c="4"/>printf</text:span><text:span text:style-name="T6">(</text:span><text:span text:style-name="T9">"fopen() Path: %s\n"</text:span><text:span text:style-name="T6">,</text:span><text:span text:style-name="T5"> path</text:span><text:span text:style-name="T6">);</text:span></text:p>
      <text:p text:style-name="Standard"><text:span text:style-name="T5"><text:s text:c="4"/></text:span></text:p>
      <text:p text:style-name="Standard"><text:span text:style-name="T5"><text:s text:c="4"/></text:span><text:span text:style-name="T4">FILE</text:span><text:span text:style-name="T5"> </text:span><text:span text:style-name="T6">*</text:span><text:span text:style-name="T5">fp </text:span><text:span text:style-name="T6">=</text:span><text:span text:style-name="T5"> fopen</text:span><text:span text:style-name="T6">(</text:span><text:span text:style-name="T5">path</text:span><text:span text:style-name="T6">,</text:span><text:span text:style-name="T5"> </text:span><text:span text:style-name="T9">"r"</text:span><text:span text:style-name="T6">);</text:span></text:p>
      <text:p text:style-name="Standard"><text:span text:style-name="T5"><text:s text:c="4"/></text:span></text:p>
      <text:p text:style-name="Standard"><text:span text:style-name="T5"><text:s text:c="4"/></text:span><text:span text:style-name="T3">// file exists or not.</text:span></text:p>
      <text:p text:style-name="Standard"><text:span text:style-name="T5"><text:s text:c="4"/></text:span><text:span text:style-name="T7">if</text:span><text:span text:style-name="T6">(</text:span><text:span text:style-name="T5">fp </text:span><text:span text:style-name="T6">==</text:span><text:span text:style-name="T5"> </text:span><text:span text:style-name="T7">NULL</text:span><text:span text:style-name="T6">){</text:span></text:p>
      <text:p text:style-name="Standard"><text:span text:style-name="T5"><text:s text:c="8"/>printf</text:span><text:span text:style-name="T6">(</text:span><text:span text:style-name="T9">"File not exist: %s\n"</text:span><text:span text:style-name="T6">,</text:span><text:span text:style-name="T5"> path</text:span><text:span text:style-name="T6">);</text:span></text:p>
      <text:p text:style-name="Standard"><text:span text:style-name="T5"><text:s text:c="8"/>httpRequest </text:span><text:span text:style-name="T6">-&gt;</text:span><text:span text:style-name="T5"> responsecode </text:span><text:span text:style-name="T6">=</text:span><text:span text:style-name="T5"> </text:span><text:span text:style-name="T8">404</text:span><text:span text:style-name="T6">;</text:span></text:p>
      <text:p text:style-name="Standard"><text:span text:style-name="T5"><text:s text:c="8"/>response</text:span><text:span text:style-name="T6">(</text:span><text:span text:style-name="T5">clientfd</text:span><text:span text:style-name="T6">,</text:span><text:span text:style-name="T5"> httpRequest</text:span><text:span text:style-name="T6">);</text:span></text:p>
      <text:p text:style-name="Standard"><text:span text:style-name="T5"><text:s text:c="4"/></text:span><text:span text:style-name="T6">}</text:span><text:span text:style-name="T5"> </text:span><text:span text:style-name="T7">else</text:span><text:span text:style-name="T5"> </text:span><text:span text:style-name="T6">{</text:span></text:p>
      <text:p text:style-name="Standard"><text:span text:style-name="T5"><text:s text:c="8"/>printf</text:span><text:span text:style-name="T6">(</text:span><text:span text:style-name="T9">"File exist: %s\n"</text:span><text:span text:style-name="T6">,</text:span><text:span text:style-name="T5"> path</text:span><text:span text:style-name="T6">);</text:span><text:span text:style-name="T5"> </text:span><text:span text:style-name="T3">// puts("file exists");</text:span></text:p>
      <text:p text:style-name="Standard"><text:span text:style-name="T5"><text:s text:c="8"/></text:span></text:p>
      <text:p text:style-name="Standard"><text:span text:style-name="T5"><text:s text:c="8"/></text:span><text:span text:style-name="T7">if</text:span><text:span text:style-name="T6">(</text:span><text:span text:style-name="T5">httpRequest </text:span><text:span text:style-name="T6">-&gt;</text:span><text:span text:style-name="T5"> rangeflag </text:span><text:span text:style-name="T6">==</text:span><text:span text:style-name="T5"> </text:span><text:span text:style-name="T8">0</text:span><text:span text:style-name="T6">){</text:span></text:p>
      <text:p text:style-name="Standard"><text:span text:style-name="T5"><text:s text:c="12"/>stat</text:span><text:span text:style-name="T6">(</text:span><text:span text:style-name="T5">path</text:span><text:span text:style-name="T6">,</text:span><text:span text:style-name="T5"> </text:span><text:span text:style-name="T6">&amp;</text:span><text:span text:style-name="T5">s</text:span><text:span text:style-name="T6">);</text:span></text:p>
      <text:p text:style-name="Standard"><text:span text:style-name="T5"><text:s text:c="12"/>httpRequest </text:span><text:span text:style-name="T6">-&gt;</text:span><text:span text:style-name="T5"> rangetotal </text:span><text:span text:style-name="T6">=</text:span><text:span text:style-name="T5"> s</text:span><text:span text:style-name="T6">.</text:span><text:span text:style-name="T5">st_size</text:span><text:span text:style-name="T6">;</text:span></text:p>
      <text:p text:style-name="Standard"><text:span text:style-name="T5"><text:s text:c="12"/>printf</text:span><text:span text:style-name="T6">(</text:span><text:span text:style-name="T9">"total length: %ld\n\n\n"</text:span><text:span text:style-name="T6">,</text:span><text:span text:style-name="T5"> httpRequest </text:span><text:span text:style-name="T6">-&gt;</text:span><text:span text:style-name="T5"> rangetotal</text:span><text:span text:style-name="T6">);</text:span></text:p>
      <text:p text:style-name="Standard"><text:span text:style-name="T5"><text:s text:c="8"/></text:span><text:span text:style-name="T6">}</text:span></text:p>
      <text:p text:style-name="Standard"><text:span text:style-name="T5"><text:s text:c="8"/>httpRequest </text:span><text:span text:style-name="T6">-&gt;</text:span><text:span text:style-name="T5"> responsecode </text:span><text:span text:style-name="T6">=</text:span><text:span text:style-name="T5"> </text:span><text:span text:style-name="T8">200</text:span><text:span text:style-name="T6">;</text:span></text:p>
      <text:p text:style-name="Standard"><text:soft-page-break/><text:span text:style-name="T5"><text:s text:c="8"/>response</text:span><text:span text:style-name="T6">(</text:span><text:span text:style-name="T5">clientfd</text:span><text:span text:style-name="T6">,</text:span><text:span text:style-name="T5"> httpRequest</text:span><text:span text:style-name="T6">);</text:span></text:p>
      <text:p text:style-name="P2"/>
      <text:p text:style-name="Standard"><text:span text:style-name="T5"><text:s text:c="8"/>transferFile</text:span><text:span text:style-name="T6">(</text:span><text:span text:style-name="T5">clientfd</text:span><text:span text:style-name="T6">,</text:span><text:span text:style-name="T5"> fp</text:span><text:span text:style-name="T6">,</text:span><text:span text:style-name="T5"> httpRequest </text:span><text:span text:style-name="T6">-&gt;</text:span><text:span text:style-name="T5"> rangeflag</text:span><text:span text:style-name="T6">,</text:span><text:span text:style-name="T5"> </text:span></text:p>
      <text:p text:style-name="Standard"><text:span text:style-name="T5"><text:s text:c="21"/>httpRequest </text:span><text:span text:style-name="T6">-&gt;</text:span><text:span text:style-name="T5"> rangestart</text:span><text:span text:style-name="T6">,</text:span><text:span text:style-name="T5"> httpRequest </text:span><text:span text:style-name="T6">-&gt;</text:span><text:span text:style-name="T5"> rangetotal</text:span><text:span text:style-name="T6">);</text:span></text:p>
      <text:p text:style-name="Standard"><text:span text:style-name="T5"><text:s text:c="8"/></text:span></text:p>
      <text:p text:style-name="Standard"><text:span text:style-name="T5"><text:s text:c="8"/>fclose</text:span><text:span text:style-name="T6">(</text:span><text:span text:style-name="T5">fp</text:span><text:span text:style-name="T6">);</text:span></text:p>
      <text:p text:style-name="Standard"><text:span text:style-name="T5"><text:s text:c="4"/></text:span><text:span text:style-name="T6">}</text:span></text:p>
      <text:p text:style-name="P2"/>
      <text:p text:style-name="Standard"><text:span text:style-name="T6">}</text:span><text:span text:style-name="T5"> </text:span><text:span text:style-name="T3">// methodGET()</text:span></text:p>
      <text:p text:style-name="P2"/>
      <text:p text:style-name="P2"/>
      <text:p text:style-name="Standard"><text:span text:style-name="T4">void</text:span><text:span text:style-name="T5"> response</text:span><text:span text:style-name="T6">(</text:span><text:span text:style-name="T4">int</text:span><text:span text:style-name="T5"> clientfd</text:span><text:span text:style-name="T6">,</text:span><text:span text:style-name="T5"> </text:span><text:span text:style-name="T4">struct</text:span><text:span text:style-name="T5"> http_request </text:span><text:span text:style-name="T6">*</text:span><text:span text:style-name="T5">httpRequest</text:span><text:span text:style-name="T6">){</text:span></text:p>
      <text:p text:style-name="Standard"><text:span text:style-name="T5"><text:s text:c="4"/></text:span><text:span text:style-name="T4">char</text:span><text:span text:style-name="T5"> sendBuffer</text:span><text:span text:style-name="T6">[</text:span><text:span text:style-name="T5">SEND_BUFFER_SIZE</text:span><text:span text:style-name="T6">];</text:span></text:p>
      <text:p text:style-name="Standard"><text:span text:style-name="T5"><text:s text:c="4"/></text:span><text:span text:style-name="T4">char</text:span><text:span text:style-name="T5"> content</text:span><text:span text:style-name="T6">[</text:span><text:span text:style-name="T5">CONTENT_BUFFER_SIZE</text:span><text:span text:style-name="T6">];</text:span></text:p>
      <text:p text:style-name="P2"/>
      <text:p text:style-name="Standard"><text:span text:style-name="T5"><text:s text:c="4"/></text:span><text:span text:style-name="T7">switch</text:span><text:span text:style-name="T6">(</text:span><text:span text:style-name="T5">httpRequest </text:span><text:span text:style-name="T6">-&gt;</text:span><text:span text:style-name="T5"> responsecode</text:span><text:span text:style-name="T6">){</text:span></text:p>
      <text:p text:style-name="Standard"><text:span text:style-name="T5"><text:s text:c="8"/></text:span><text:span text:style-name="T7">case</text:span><text:span text:style-name="T5"> </text:span><text:span text:style-name="T8">200</text:span><text:span text:style-name="T6">:</text:span></text:p>
      <text:p text:style-name="Standard"><text:span text:style-name="T5"><text:s text:c="12"/>sprintf</text:span><text:span text:style-name="T6">(</text:span><text:span text:style-name="T5">sendBuffer</text:span><text:span text:style-name="T6">,</text:span></text:p>
      <text:p text:style-name="Standard"><text:span text:style-name="T5"><text:s text:c="20"/></text:span><text:span text:style-name="T9">"HTTP/1.1 200 OK\r\n"</text:span></text:p>
      <text:p text:style-name="Standard"><text:span text:style-name="T5"><text:s text:c="20"/></text:span><text:span text:style-name="T9">"Server: WenYuan/1.0\r\n"</text:span></text:p>
      <text:p text:style-name="Standard"><text:span text:style-name="T5"><text:s text:c="20"/></text:span><text:span text:style-name="T9">"Content-Type: %s\r\n"</text:span></text:p>
      <text:p text:style-name="Standard"><text:span text:style-name="T5"><text:s text:c="20"/></text:span><text:span text:style-name="T9">"Accept-Ranges: bytes\r\n"</text:span></text:p>
      <text:p text:style-name="Standard"><text:span text:style-name="T5"><text:s text:c="20"/></text:span><text:span text:style-name="T9">"Content-Length: %ld\r\n"</text:span></text:p>
      <text:p text:style-name="Standard"><text:span text:style-name="T5"><text:s text:c="20"/></text:span><text:span text:style-name="T9">"Connection: close\r\n"</text:span></text:p>
      <text:p text:style-name="Standard"><text:span text:style-name="T5"><text:s text:c="20"/></text:span><text:span text:style-name="T9">"\r\n"</text:span><text:span text:style-name="T6">,</text:span><text:span text:style-name="T5"> </text:span></text:p>
      <text:p text:style-name="Standard"><text:span text:style-name="T5"><text:s text:c="20"/>getContentType</text:span><text:span text:style-name="T6">(</text:span><text:span text:style-name="T5">httpRequest </text:span><text:span text:style-name="T6">-&gt;</text:span><text:span text:style-name="T5"> prefix</text:span><text:span text:style-name="T6">),</text:span><text:span text:style-name="T5"> </text:span></text:p>
      <text:p text:style-name="Standard"><text:span text:style-name="T5"><text:s text:c="20"/>httpRequest </text:span><text:span text:style-name="T6">-&gt;</text:span><text:span text:style-name="T5"> rangetotal</text:span><text:span text:style-name="T6">);</text:span></text:p>
      <text:p text:style-name="Standard"><text:span text:style-name="T5"><text:s text:c="12"/></text:span><text:span text:style-name="T7">break</text:span><text:span text:style-name="T6">;</text:span></text:p>
      <text:p text:style-name="P2"/>
      <text:p text:style-name="Standard"><text:span text:style-name="T5"><text:s text:c="8"/></text:span><text:span text:style-name="T7">case</text:span><text:span text:style-name="T5"> </text:span><text:span text:style-name="T8">404</text:span><text:span text:style-name="T6">:</text:span></text:p>
      <text:p text:style-name="Standard"><text:span text:style-name="T5"><text:s text:c="12"/>strcpy</text:span><text:span text:style-name="T6">(</text:span><text:span text:style-name="T5">content</text:span><text:span text:style-name="T6">,</text:span><text:span text:style-name="T5"> </text:span></text:p>
      <text:p text:style-name="Standard"><text:span text:style-name="T5"><text:s text:c="19"/></text:span><text:span text:style-name="T9">"&lt;!DOCTYPE html&gt;"</text:span></text:p>
      <text:p text:style-name="Standard"><text:span text:style-name="T5"><text:s text:c="19"/></text:span><text:span text:style-name="T9">"&lt;html&gt;&lt;head&gt;&lt;title&gt;404 Not Found&lt;/title&gt;&lt;/head&gt;"</text:span></text:p>
      <text:p text:style-name="Standard"><text:span text:style-name="T5"><text:s text:c="19"/></text:span><text:span text:style-name="T9">"&lt;body&gt;&lt;h1&gt;404 Not Found&lt;/h1&gt;"</text:span></text:p>
      <text:p text:style-name="Standard"><text:span text:style-name="T5"><text:s text:c="19"/></text:span><text:span text:style-name="T9">"File Not Found.&lt;/body&gt;&lt;/html&gt;"</text:span><text:span text:style-name="T6">);</text:span></text:p>
      <text:p text:style-name="Standard"><text:span text:style-name="T5"><text:s text:c="12"/>sprintf</text:span><text:span text:style-name="T6">(</text:span><text:span text:style-name="T5">sendBuffer</text:span><text:span text:style-name="T6">,</text:span></text:p>
      <text:p text:style-name="Standard"><text:span text:style-name="T5"><text:s text:c="20"/></text:span><text:span text:style-name="T9">"HTTP/1.1 404 Object Not Found\r\n"</text:span></text:p>
      <text:p text:style-name="Standard"><text:span text:style-name="T5"><text:s text:c="20"/></text:span><text:span text:style-name="T9">"Server: WenYuan/1.0\r\n"</text:span></text:p>
      <text:p text:style-name="Standard"><text:span text:style-name="T5"><text:s text:c="20"/></text:span><text:span text:style-name="T9">"Content-Type: %s\r\n"</text:span></text:p>
      <text:p text:style-name="Standard"><text:span text:style-name="T5"><text:s text:c="20"/></text:span><text:span text:style-name="T9">"Content-Length: %ld\r\n"</text:span></text:p>
      <text:p text:style-name="Standard"><text:span text:style-name="T5"><text:s text:c="20"/></text:span><text:span text:style-name="T9">"Connection: close\r\n"</text:span></text:p>
      <text:p text:style-name="Standard"><text:soft-page-break/><text:span text:style-name="T5"><text:s text:c="20"/></text:span><text:span text:style-name="T9">"\r\n"</text:span></text:p>
      <text:p text:style-name="Standard"><text:span text:style-name="T5"><text:s text:c="20"/></text:span><text:span text:style-name="T9">"%s"</text:span><text:span text:style-name="T6">,</text:span><text:span text:style-name="T5"> </text:span></text:p>
      <text:p text:style-name="Standard"><text:span text:style-name="T5"><text:s text:c="20"/>getContentType</text:span><text:span text:style-name="T6">(</text:span><text:span text:style-name="T9">"html"</text:span><text:span text:style-name="T6">),</text:span><text:span text:style-name="T5"> strlen</text:span><text:span text:style-name="T6">(</text:span><text:span text:style-name="T5">content</text:span><text:span text:style-name="T6">),</text:span><text:span text:style-name="T5"> content</text:span><text:span text:style-name="T6">);</text:span></text:p>
      <text:p text:style-name="Standard"><text:span text:style-name="T5"><text:s text:c="12"/></text:span><text:span text:style-name="T7">break</text:span><text:span text:style-name="T6">;</text:span></text:p>
      <text:p text:style-name="P2"/>
      <text:p text:style-name="Standard"><text:span text:style-name="T5"><text:s text:c="8"/></text:span><text:span text:style-name="T7">default</text:span><text:span text:style-name="T6">:</text:span></text:p>
      <text:p text:style-name="Standard"><text:span text:style-name="T5"><text:s text:c="12"/></text:span><text:span text:style-name="T7">break</text:span><text:span text:style-name="T6">;</text:span></text:p>
      <text:p text:style-name="Standard"><text:span text:style-name="T5"><text:s text:c="4"/></text:span><text:span text:style-name="T6">}</text:span><text:span text:style-name="T5"> </text:span><text:span text:style-name="T3">// switch(code)</text:span></text:p>
      <text:p text:style-name="Standard"><text:span text:style-name="T5"><text:s text:c="4"/></text:span></text:p>
      <text:p text:style-name="Standard"><text:span text:style-name="T5"><text:s text:c="4"/></text:span><text:span text:style-name="T3">// Send the response to client.</text:span></text:p>
      <text:p text:style-name="Standard"><text:span text:style-name="T5"><text:s text:c="4"/>sendData</text:span><text:span text:style-name="T6">(</text:span><text:span text:style-name="T5">clientfd</text:span><text:span text:style-name="T6">,</text:span><text:span text:style-name="T5"> sendBuffer</text:span><text:span text:style-name="T6">,</text:span><text:span text:style-name="T5"> strlen</text:span><text:span text:style-name="T6">(</text:span><text:span text:style-name="T5">sendBuffer</text:span><text:span text:style-name="T6">));</text:span></text:p>
      <text:p text:style-name="Standard"><text:span text:style-name="T6">}</text:span><text:span text:style-name="T5"> </text:span><text:span text:style-name="T3">// response()</text:span></text:p>
      <text:p text:style-name="P2"/>
      <text:p text:style-name="P2"/>
      <text:p text:style-name="Standard"><text:span text:style-name="T4">int</text:span><text:span text:style-name="T5"> transferFile</text:span><text:span text:style-name="T6">(</text:span><text:span text:style-name="T4">int</text:span><text:span text:style-name="T5"> clientfd</text:span><text:span text:style-name="T6">,</text:span><text:span text:style-name="T5"> </text:span><text:span text:style-name="T4">FILE</text:span><text:span text:style-name="T5"> </text:span><text:span text:style-name="T6">*</text:span><text:span text:style-name="T5">fp</text:span><text:span text:style-name="T6">,</text:span><text:span text:style-name="T5"> </text:span></text:p>
      <text:p text:style-name="Standard"><text:span text:style-name="T5"><text:s text:c="17"/></text:span><text:span text:style-name="T4">int</text:span><text:span text:style-name="T5"> type</text:span><text:span text:style-name="T6">,</text:span><text:span text:style-name="T5"> </text:span><text:span text:style-name="T4">int</text:span><text:span text:style-name="T5"> rangestart</text:span><text:span text:style-name="T6">,</text:span><text:span text:style-name="T5"> </text:span><text:span text:style-name="T4">int</text:span><text:span text:style-name="T5"> totallength</text:span><text:span text:style-name="T6">){</text:span></text:p>
      <text:p text:style-name="Standard"><text:span text:style-name="T5"><text:s text:c="4"/></text:span><text:span text:style-name="T7">if</text:span><text:span text:style-name="T6">(</text:span><text:span text:style-name="T5">type </text:span><text:span text:style-name="T6">==</text:span><text:span text:style-name="T5"> </text:span><text:span text:style-name="T8">1</text:span><text:span text:style-name="T6">)</text:span><text:span text:style-name="T5"> fseek</text:span><text:span text:style-name="T6">(</text:span><text:span text:style-name="T5">fp</text:span><text:span text:style-name="T6">,</text:span><text:span text:style-name="T5"> rangestart</text:span><text:span text:style-name="T6">,</text:span><text:span text:style-name="T5"> </text:span><text:span text:style-name="T8">0</text:span><text:span text:style-name="T6">);</text:span></text:p>
      <text:p text:style-name="P2"/>
      <text:p text:style-name="Standard"><text:span text:style-name="T5"><text:s text:c="4"/></text:span><text:span text:style-name="T4">int</text:span><text:span text:style-name="T5"> sendnum </text:span><text:span text:style-name="T6">=</text:span><text:span text:style-name="T5"> </text:span><text:span text:style-name="T8">0</text:span><text:span text:style-name="T6">;</text:span></text:p>
      <text:p text:style-name="Standard"><text:span text:style-name="T5"><text:s text:c="4"/></text:span><text:span text:style-name="T4">int</text:span><text:span text:style-name="T5"> segment </text:span><text:span text:style-name="T6">=</text:span><text:span text:style-name="T5"> </text:span><text:span text:style-name="T8">1024</text:span><text:span text:style-name="T6">;</text:span></text:p>
      <text:p text:style-name="P2"/>
      <text:p text:style-name="Standard"><text:span text:style-name="T5"><text:s text:c="4"/></text:span><text:span text:style-name="T3">/* </text:span></text:p>
      <text:p text:style-name="Standard"><text:span text:style-name="T3"><text:s text:c="5"/>* feof(fp)--&gt;If the data has not been read completely, </text:span></text:p>
      <text:p text:style-name="Standard"><text:span text:style-name="T3"><text:s text:c="5"/>* it will return zero.</text:span></text:p>
      <text:p text:style-name="Standard"><text:span text:style-name="T3"><text:s text:c="5"/>* </text:span></text:p>
      <text:p text:style-name="Standard"><text:span text:style-name="T3"><text:s text:c="5"/>* To read the data from the file fp.</text:span></text:p>
      <text:p text:style-name="Standard"><text:span text:style-name="T3"><text:s text:c="5"/>*/</text:span></text:p>
      <text:p text:style-name="Standard"><text:span text:style-name="T5"><text:s text:c="4"/></text:span><text:span text:style-name="T7">while</text:span><text:span text:style-name="T6">(!</text:span><text:span text:style-name="T5">feof</text:span><text:span text:style-name="T6">(</text:span><text:span text:style-name="T5">fp</text:span><text:span text:style-name="T6">)</text:span><text:span text:style-name="T5"> </text:span><text:span text:style-name="T6">&amp;&amp;</text:span><text:span text:style-name="T5"> sendnum </text:span><text:span text:style-name="T6">&lt;</text:span><text:span text:style-name="T5"> totallength</text:span><text:span text:style-name="T6">){</text:span></text:p>
      <text:p text:style-name="Standard"><text:span text:style-name="T5"><text:s text:c="8"/></text:span><text:span text:style-name="T4">char</text:span><text:span text:style-name="T5"> buf</text:span><text:span text:style-name="T6">[</text:span><text:span text:style-name="T5">segment</text:span><text:span text:style-name="T6">];</text:span></text:p>
      <text:p text:style-name="Standard"><text:span text:style-name="T5"><text:s text:c="8"/>memset</text:span><text:span text:style-name="T6">(</text:span><text:span text:style-name="T5">buf</text:span><text:span text:style-name="T6">,</text:span><text:span text:style-name="T5"> </text:span><text:span text:style-name="T8">0</text:span><text:span text:style-name="T6">,</text:span><text:span text:style-name="T5"> </text:span><text:span text:style-name="T8">1024</text:span><text:span text:style-name="T6">);</text:span></text:p>
      <text:p text:style-name="Standard"><text:span text:style-name="T5"><text:s text:c="8"/></text:span><text:span text:style-name="T4">int</text:span><text:span text:style-name="T5"> i </text:span><text:span text:style-name="T6">=</text:span><text:span text:style-name="T5"> </text:span><text:span text:style-name="T8">0</text:span><text:span text:style-name="T6">;</text:span></text:p>
      <text:p text:style-name="P2"/>
      <text:p text:style-name="Standard"><text:span text:style-name="T5"><text:s text:c="8"/></text:span><text:span text:style-name="T7">while</text:span><text:span text:style-name="T6">(!</text:span><text:span text:style-name="T5">feof</text:span><text:span text:style-name="T6">(</text:span><text:span text:style-name="T5">fp</text:span><text:span text:style-name="T6">)</text:span><text:span text:style-name="T5"> </text:span><text:span text:style-name="T6">&amp;&amp;</text:span><text:span text:style-name="T5"> i </text:span><text:span text:style-name="T6">&lt;</text:span><text:span text:style-name="T5"> segment </text:span><text:span text:style-name="T6">&amp;&amp;</text:span><text:span text:style-name="T5"> sendnum</text:span><text:span text:style-name="T6">+</text:span><text:span text:style-name="T5">i </text:span><text:span text:style-name="T6">&lt;</text:span><text:span text:style-name="T5"> totallength</text:span><text:span text:style-name="T6">){</text:span></text:p>
      <text:p text:style-name="Standard"><text:span text:style-name="T5"><text:s text:c="12"/>buf</text:span><text:span text:style-name="T6">[</text:span><text:span text:style-name="T5">i</text:span><text:span text:style-name="T6">++]</text:span><text:span text:style-name="T5"> </text:span><text:span text:style-name="T6">=</text:span><text:span text:style-name="T5"> fgetc</text:span><text:span text:style-name="T6">(</text:span><text:span text:style-name="T5">fp</text:span><text:span text:style-name="T6">);</text:span></text:p>
      <text:p text:style-name="Standard"><text:span text:style-name="T5"><text:s text:c="8"/></text:span><text:span text:style-name="T6">}</text:span></text:p>
      <text:p text:style-name="P2"/>
      <text:p text:style-name="Standard"><text:span text:style-name="T5"><text:s text:c="8"/></text:span><text:span text:style-name="T3">// <text:s/>Send data every 1024 bytes</text:span></text:p>
      <text:p text:style-name="Standard"><text:span text:style-name="T5"><text:s text:c="8"/></text:span><text:span text:style-name="T7">if</text:span><text:span text:style-name="T6">(</text:span><text:span text:style-name="T5">sendData</text:span><text:span text:style-name="T6">(</text:span><text:span text:style-name="T5">clientfd</text:span><text:span text:style-name="T6">,</text:span><text:span text:style-name="T5"> buf</text:span><text:span text:style-name="T6">,</text:span><text:span text:style-name="T5"> i</text:span><text:span text:style-name="T6">)</text:span><text:span text:style-name="T5"> </text:span><text:span text:style-name="T6">==</text:span><text:span text:style-name="T5"> </text:span><text:span text:style-name="T8">0</text:span><text:span text:style-name="T6">)</text:span></text:p>
      <text:p text:style-name="Standard"><text:span text:style-name="T5"><text:s text:c="12"/></text:span><text:span text:style-name="T7">return</text:span><text:span text:style-name="T5"> </text:span><text:span text:style-name="T8">0</text:span><text:span text:style-name="T6">;</text:span></text:p>
      <text:p text:style-name="P2"/>
      <text:p text:style-name="Standard"><text:span text:style-name="T5"><text:s text:c="8"/>sendnum </text:span><text:span text:style-name="T6">+=</text:span><text:span text:style-name="T5"> i</text:span><text:span text:style-name="T6">;</text:span></text:p>
      <text:p text:style-name="Standard"><text:soft-page-break/><text:span text:style-name="T5"><text:s text:c="4"/></text:span><text:span text:style-name="T6">}</text:span></text:p>
      <text:p text:style-name="P2"/>
      <text:p text:style-name="Standard"><text:span text:style-name="T5"><text:s text:c="4"/></text:span><text:span text:style-name="T7">return</text:span><text:span text:style-name="T5"> </text:span><text:span text:style-name="T8">1</text:span><text:span text:style-name="T6">;</text:span></text:p>
      <text:p text:style-name="Standard"><text:span text:style-name="T6">}</text:span><text:span text:style-name="T5"> </text:span><text:span text:style-name="T3">// transferFile()</text:span></text:p>
      <text:p text:style-name="P2"/>
      <text:p text:style-name="P2"/>
      <text:p text:style-name="Standard"><text:span text:style-name="T3">// Used to transfer file.</text:span></text:p>
      <text:p text:style-name="Standard"><text:span text:style-name="T4">int</text:span><text:span text:style-name="T5"> sendData</text:span><text:span text:style-name="T6">(</text:span><text:span text:style-name="T4">int</text:span><text:span text:style-name="T5"> clientfd</text:span><text:span text:style-name="T6">,</text:span><text:span text:style-name="T5"> </text:span><text:span text:style-name="T4">char</text:span><text:span text:style-name="T5"> </text:span><text:span text:style-name="T6">*</text:span><text:span text:style-name="T5">buf</text:span><text:span text:style-name="T6">,</text:span><text:span text:style-name="T5"> </text:span><text:span text:style-name="T4">int</text:span><text:span text:style-name="T5"> length</text:span><text:span text:style-name="T6">){</text:span></text:p>
      <text:p text:style-name="Standard"><text:span text:style-name="T5"><text:s text:c="4"/></text:span><text:span text:style-name="T7">if</text:span><text:span text:style-name="T6">(</text:span><text:span text:style-name="T5">length </text:span><text:span text:style-name="T6">&lt;=</text:span><text:span text:style-name="T5"> </text:span><text:span text:style-name="T8">0</text:span><text:span text:style-name="T6">)</text:span></text:p>
      <text:p text:style-name="Standard"><text:span text:style-name="T5"><text:s text:c="8"/></text:span><text:span text:style-name="T7">return</text:span><text:span text:style-name="T5"> </text:span><text:span text:style-name="T8">0</text:span><text:span text:style-name="T6">;</text:span></text:p>
      <text:p text:style-name="P2"/>
      <text:p text:style-name="Standard"><text:span text:style-name="T5"><text:s text:c="4"/></text:span><text:span text:style-name="T4">int</text:span><text:span text:style-name="T5"> result </text:span><text:span text:style-name="T6">=</text:span><text:span text:style-name="T5"> send</text:span><text:span text:style-name="T6">(</text:span><text:span text:style-name="T5">clientfd</text:span><text:span text:style-name="T6">,</text:span><text:span text:style-name="T5"> buf</text:span><text:span text:style-name="T6">,</text:span><text:span text:style-name="T5"> length</text:span><text:span text:style-name="T6">,</text:span><text:span text:style-name="T5"> </text:span><text:span text:style-name="T8">0</text:span><text:span text:style-name="T6">);</text:span></text:p>
      <text:p text:style-name="Standard"><text:span text:style-name="T5"><text:s text:c="4"/></text:span><text:span text:style-name="T7">if</text:span><text:span text:style-name="T6">(</text:span><text:span text:style-name="T5">result </text:span><text:span text:style-name="T6">&lt;</text:span><text:span text:style-name="T5"> </text:span><text:span text:style-name="T8">0</text:span><text:span text:style-name="T6">)</text:span></text:p>
      <text:p text:style-name="Standard"><text:span text:style-name="T5"><text:s text:c="8"/></text:span><text:span text:style-name="T7">return</text:span><text:span text:style-name="T5"> </text:span><text:span text:style-name="T8">0</text:span><text:span text:style-name="T6">;</text:span></text:p>
      <text:p text:style-name="P2"/>
      <text:p text:style-name="Standard"><text:span text:style-name="T5"><text:s text:c="4"/></text:span><text:span text:style-name="T7">return</text:span><text:span text:style-name="T5"> </text:span><text:span text:style-name="T8">1</text:span><text:span text:style-name="T6">;</text:span></text:p>
      <text:p text:style-name="Standard"><text:span text:style-name="T6">}</text:span><text:span text:style-name="T5"> </text:span><text:span text:style-name="T3">// sendData(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 Mono CJK TC Regular" svg:font-family="'Noto Sans Mono CJK TC Regular'" style:font-family-generic="swiss"/>
    <style:font-face style:name="Source Han Sans" svg:font-family="'Source Han Sans'" style:font-family-generic="swiss"/>
    <style:font-face style:name="Arial" svg:font-family="Ari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ource Han Sans" fo:font-size="12pt" fo:language="en" fo:country="US" style:letter-kerning="true" style:font-name-asian="Source Han Sans" style:font-size-asian="10.5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Source Han Sans" fo:font-size="12pt" fo:language="en" fo:country="US" style:letter-kerning="true" style:font-name-asian="Source Han Sans" style:font-size-asian="10.5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ource Han Sans" fo:font-family="'Source Han Sans'" style:font-family-generic="swiss" fo:font-size="14pt" style:font-name-asian="Source Han Sans" style:font-family-asian="'Source Han Sans'" style:font-family-generic-asian="swiss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Source Han Sans" fo:font-family="'Source Han Sans'" style:font-family-generic="swiss" style:font-name-asian="Source Han Sans" style:font-family-asian="'Source Han Sans'" style:font-family-generic-asian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Source Han Sans" fo:font-family="'Source Han Sans'" style:font-family-generic="swiss" fo:font-size="12pt" fo:font-style="italic" style:font-name-asian="Source Han Sans" style:font-family-asian="'Source Han Sans'" style:font-family-generic-asian="swiss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Han Sans" fo:font-family="'Source Han Sans'" style:font-family-generic="swiss" style:font-name-asian="Source Han Sans" style:font-family-asian="'Source Han Sans'" style:font-family-generic-asian="swiss" style:font-size-asian="12pt" style:font-name-complex="Arial1" style:font-family-complex="Arial" style:font-family-generic-complex="swiss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style:font-size-asian="7pt" style:font-size-complex="8pt"/>
    </style:style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3T10:50:11.844000000</dc:date>
    <meta:editing-duration>PT1M32S</meta:editing-duration>
    <meta:editing-cycles>1</meta:editing-cycles>
    <meta:document-statistic meta:table-count="0" meta:image-count="0" meta:object-count="0" meta:page-count="9" meta:paragraph-count="281" meta:word-count="941" meta:character-count="9300" meta:non-whitespace-character-count="6584"/>
    <meta:generator>LibreOffice/5.3.1.2$Windows_X86_64 LibreOffice_project/e80a0e0fd1875e1696614d24c32df0f95f03deb2</meta:generator>
  </office:meta>
</office:document-meta>
</file>